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30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40.3mm"/>
    </style:style>
    <style:style style:name="co11" style:family="table-column">
      <style:table-column-properties fo:break-before="auto" style:column-width="33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31.4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35.21mm"/>
    </style:style>
    <style:style style:name="co16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ytes_per_thread</text:p>
          </table:table-cell>
          <table:table-cell office:value-type="string" calcext:value-type="string">
            <text:p>total_cells</text:p>
          </table:table-cell>
          <table:table-cell office:value-type="string" calcext:value-type="string">
            <text:p>time_secs</text:p>
          </table:table-cell>
          <table:table-cell office:value-type="string" calcext:value-type="string">
            <text:p>cells_per_sec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520.445557" calcext:value-type="float">
            <text:p>2520.445557</text:p>
          </table:table-cell>
          <table:table-cell/>
          <table:table-cell table:formula="of:=[.B2]*[.B2]" office:value-type="float" office:value="1048576" calcext:value-type="float">
            <text:p>1048576</text:p>
          </table:table-cell>
          <table:table-cell table:formula="of:=[.E2]/1000" office:value-type="float" office:value="2.520445557" calcext:value-type="float">
            <text:p>2.520445557</text:p>
          </table:table-cell>
          <table:table-cell table:formula="of:=[.G2]/[.H2]" office:value-type="float" office:value="416028.030078969" calcext:value-type="float">
            <text:p>416028.03007896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530.635681" calcext:value-type="float">
            <text:p>530.635681</text:p>
          </table:table-cell>
          <table:table-cell office:value-type="float" office:value="8" calcext:value-type="float">
            <text:p>8</text:p>
          </table:table-cell>
          <table:table-cell table:formula="of:=[.B3]*[.B3]" office:value-type="float" office:value="1048576" calcext:value-type="float">
            <text:p>1048576</text:p>
          </table:table-cell>
          <table:table-cell table:formula="of:=[.E3]/1000" office:value-type="float" office:value="0.530635681" calcext:value-type="float">
            <text:p>0.530635681</text:p>
          </table:table-cell>
          <table:table-cell table:formula="of:=[.G3]/[.H3]" office:value-type="float" office:value="1976075.18217381" calcext:value-type="float">
            <text:p>1976075.1821738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537.350769" calcext:value-type="float">
            <text:p>537.350769</text:p>
          </table:table-cell>
          <table:table-cell office:value-type="float" office:value="16" calcext:value-type="float">
            <text:p>16</text:p>
          </table:table-cell>
          <table:table-cell table:formula="of:=[.B4]*[.B4]" office:value-type="float" office:value="1048576" calcext:value-type="float">
            <text:p>1048576</text:p>
          </table:table-cell>
          <table:table-cell table:formula="of:=[.E4]/1000" office:value-type="float" office:value="0.537350769" calcext:value-type="float">
            <text:p>0.537350769</text:p>
          </table:table-cell>
          <table:table-cell table:formula="of:=[.G4]/[.H4]" office:value-type="float" office:value="1951380.84933121" calcext:value-type="float">
            <text:p>1951380.8493312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599.385681" calcext:value-type="float">
            <text:p>599.385681</text:p>
          </table:table-cell>
          <table:table-cell office:value-type="float" office:value="32" calcext:value-type="float">
            <text:p>32</text:p>
          </table:table-cell>
          <table:table-cell table:formula="of:=[.B5]*[.B5]" office:value-type="float" office:value="1048576" calcext:value-type="float">
            <text:p>1048576</text:p>
          </table:table-cell>
          <table:table-cell table:formula="of:=[.E5]/1000" office:value-type="float" office:value="0.599385681" calcext:value-type="float">
            <text:p>0.599385681</text:p>
          </table:table-cell>
          <table:table-cell table:formula="of:=[.G5]/[.H5]" office:value-type="float" office:value="1749417.83435764" calcext:value-type="float">
            <text:p>1749417.8343576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8642.69043" calcext:value-type="float">
            <text:p>8642.69043</text:p>
          </table:table-cell>
          <table:table-cell/>
          <table:table-cell table:formula="of:=[.B6]*[.B6]" office:value-type="float" office:value="4194304" calcext:value-type="float">
            <text:p>4194304</text:p>
          </table:table-cell>
          <table:table-cell table:formula="of:=[.E6]/1000" office:value-type="float" office:value="8.64269043" calcext:value-type="float">
            <text:p>8.64269043</text:p>
          </table:table-cell>
          <table:table-cell table:formula="of:=[.G6]/[.H6]" office:value-type="float" office:value="485300.732910782" calcext:value-type="float">
            <text:p>485300.73291078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981.640137" calcext:value-type="float">
            <text:p>1981.640137</text:p>
          </table:table-cell>
          <table:table-cell office:value-type="float" office:value="8" calcext:value-type="float">
            <text:p>8</text:p>
          </table:table-cell>
          <table:table-cell table:formula="of:=[.B7]*[.B7]" office:value-type="float" office:value="4194304" calcext:value-type="float">
            <text:p>4194304</text:p>
          </table:table-cell>
          <table:table-cell table:formula="of:=[.E7]/1000" office:value-type="float" office:value="1.981640137" calcext:value-type="float">
            <text:p>1.981640137</text:p>
          </table:table-cell>
          <table:table-cell table:formula="of:=[.G7]/[.H7]" office:value-type="float" office:value="2116582.07849471" calcext:value-type="float">
            <text:p>2116582.0784947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958.29895" calcext:value-type="float">
            <text:p>1958.29895</text:p>
          </table:table-cell>
          <table:table-cell office:value-type="float" office:value="16" calcext:value-type="float">
            <text:p>16</text:p>
          </table:table-cell>
          <table:table-cell table:formula="of:=[.B8]*[.B8]" office:value-type="float" office:value="4194304" calcext:value-type="float">
            <text:p>4194304</text:p>
          </table:table-cell>
          <table:table-cell table:formula="of:=[.E8]/1000" office:value-type="float" office:value="1.95829895" calcext:value-type="float">
            <text:p>1.95829895</text:p>
          </table:table-cell>
          <table:table-cell table:formula="of:=[.G8]/[.H8]" office:value-type="float" office:value="2141809.86003184" calcext:value-type="float">
            <text:p>2141809.8600318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2221.916016" calcext:value-type="float">
            <text:p>2221.916016</text:p>
          </table:table-cell>
          <table:table-cell office:value-type="float" office:value="32" calcext:value-type="float">
            <text:p>32</text:p>
          </table:table-cell>
          <table:table-cell table:formula="of:=[.B9]*[.B9]" office:value-type="float" office:value="4194304" calcext:value-type="float">
            <text:p>4194304</text:p>
          </table:table-cell>
          <table:table-cell table:formula="of:=[.E9]/1000" office:value-type="float" office:value="2.221916016" calcext:value-type="float">
            <text:p>2.221916016</text:p>
          </table:table-cell>
          <table:table-cell table:formula="of:=[.G9]/[.H9]" office:value-type="float" office:value="1887696.91104292" calcext:value-type="float">
            <text:p>1887696.9110429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2800.644531" calcext:value-type="float">
            <text:p>32800.644531</text:p>
          </table:table-cell>
          <table:table-cell/>
          <table:table-cell table:formula="of:=[.B10]*[.B10]" office:value-type="float" office:value="16777216" calcext:value-type="float">
            <text:p>16777216</text:p>
          </table:table-cell>
          <table:table-cell table:formula="of:=[.E10]/1000" office:value-type="float" office:value="32.800644531" calcext:value-type="float">
            <text:p>32.800644531</text:p>
          </table:table-cell>
          <table:table-cell table:formula="of:=[.G10]/[.H10]" office:value-type="float" office:value="511490.436846258" calcext:value-type="float">
            <text:p>511490.43684625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7768.705566" calcext:value-type="float">
            <text:p>7768.705566</text:p>
          </table:table-cell>
          <table:table-cell office:value-type="float" office:value="8" calcext:value-type="float">
            <text:p>8</text:p>
          </table:table-cell>
          <table:table-cell table:formula="of:=[.B11]*[.B11]" office:value-type="float" office:value="16777216" calcext:value-type="float">
            <text:p>16777216</text:p>
          </table:table-cell>
          <table:table-cell table:formula="of:=[.E11]/1000" office:value-type="float" office:value="7.768705566" calcext:value-type="float">
            <text:p>7.768705566</text:p>
          </table:table-cell>
          <table:table-cell table:formula="of:=[.G11]/[.H11]" office:value-type="float" office:value="2159589.63272158" calcext:value-type="float">
            <text:p>2159589.6327215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7564.708984" calcext:value-type="float">
            <text:p>7564.708984</text:p>
          </table:table-cell>
          <table:table-cell office:value-type="float" office:value="16" calcext:value-type="float">
            <text:p>16</text:p>
          </table:table-cell>
          <table:table-cell table:formula="of:=[.B12]*[.B12]" office:value-type="float" office:value="16777216" calcext:value-type="float">
            <text:p>16777216</text:p>
          </table:table-cell>
          <table:table-cell table:formula="of:=[.E12]/1000" office:value-type="float" office:value="7.564708984" calcext:value-type="float">
            <text:p>7.564708984</text:p>
          </table:table-cell>
          <table:table-cell table:formula="of:=[.G12]/[.H12]" office:value-type="float" office:value="2217827.02222719" calcext:value-type="float">
            <text:p>2217827.0222271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8243.304688" calcext:value-type="float">
            <text:p>8243.304688</text:p>
          </table:table-cell>
          <table:table-cell office:value-type="float" office:value="32" calcext:value-type="float">
            <text:p>32</text:p>
          </table:table-cell>
          <table:table-cell table:formula="of:=[.B13]*[.B13]" office:value-type="float" office:value="16777216" calcext:value-type="float">
            <text:p>16777216</text:p>
          </table:table-cell>
          <table:table-cell table:formula="of:=[.E13]/1000" office:value-type="float" office:value="8.243304688" calcext:value-type="float">
            <text:p>8.243304688</text:p>
          </table:table-cell>
          <table:table-cell table:formula="of:=[.G13]/[.H13]" office:value-type="float" office:value="2035253.65554218" calcext:value-type="float">
            <text:p>2035253.6555421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30995.382812" calcext:value-type="float">
            <text:p>130995.382812</text:p>
          </table:table-cell>
          <table:table-cell/>
          <table:table-cell table:formula="of:=[.B14]*[.B14]" office:value-type="float" office:value="67108864" calcext:value-type="float">
            <text:p>67108864</text:p>
          </table:table-cell>
          <table:table-cell table:formula="of:=[.E14]/1000" office:value-type="float" office:value="130.995382812" calcext:value-type="float">
            <text:p>130.995382812</text:p>
          </table:table-cell>
          <table:table-cell table:formula="of:=[.G14]/[.H14]" office:value-type="float" office:value="512299.460938347" calcext:value-type="float">
            <text:p>512299.46093834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1078.193359" calcext:value-type="float">
            <text:p>31078.193359</text:p>
          </table:table-cell>
          <table:table-cell office:value-type="float" office:value="8" calcext:value-type="float">
            <text:p>8</text:p>
          </table:table-cell>
          <table:table-cell table:formula="of:=[.B15]*[.B15]" office:value-type="float" office:value="67108864" calcext:value-type="float">
            <text:p>67108864</text:p>
          </table:table-cell>
          <table:table-cell table:formula="of:=[.E15]/1000" office:value-type="float" office:value="31.078193359" calcext:value-type="float">
            <text:p>31.078193359</text:p>
          </table:table-cell>
          <table:table-cell table:formula="of:=[.G15]/[.H15]" office:value-type="float" office:value="2159355.37902063" calcext:value-type="float">
            <text:p>2159355.3790206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0136.574219" calcext:value-type="float">
            <text:p>30136.574219</text:p>
          </table:table-cell>
          <table:table-cell office:value-type="float" office:value="16" calcext:value-type="float">
            <text:p>16</text:p>
          </table:table-cell>
          <table:table-cell table:formula="of:=[.B16]*[.B16]" office:value-type="float" office:value="67108864" calcext:value-type="float">
            <text:p>67108864</text:p>
          </table:table-cell>
          <table:table-cell table:formula="of:=[.E16]/1000" office:value-type="float" office:value="30.136574219" calcext:value-type="float">
            <text:p>30.136574219</text:p>
          </table:table-cell>
          <table:table-cell table:formula="of:=[.G16]/[.H16]" office:value-type="float" office:value="2226824.57243897" calcext:value-type="float">
            <text:p>2226824.5724389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32276.523438" calcext:value-type="float">
            <text:p>32276.523438</text:p>
          </table:table-cell>
          <table:table-cell office:value-type="float" office:value="32" calcext:value-type="float">
            <text:p>32</text:p>
          </table:table-cell>
          <table:table-cell table:formula="of:=[.B17]*[.B17]" office:value-type="float" office:value="67108864" calcext:value-type="float">
            <text:p>67108864</text:p>
          </table:table-cell>
          <table:table-cell table:formula="of:=[.E17]/1000" office:value-type="float" office:value="32.276523438" calcext:value-type="float">
            <text:p>32.276523438</text:p>
          </table:table-cell>
          <table:table-cell table:formula="of:=[.G17]/[.H17]" office:value-type="float" office:value="2079185.01907151" calcext:value-type="float">
            <text:p>2079185.0190715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531154.1875" calcext:value-type="float">
            <text:p>531154.1875</text:p>
          </table:table-cell>
          <table:table-cell/>
          <table:table-cell table:formula="of:=[.B18]*[.B18]" office:value-type="float" office:value="268435456" calcext:value-type="float">
            <text:p>268435456</text:p>
          </table:table-cell>
          <table:table-cell table:formula="of:=[.E18]/1000" office:value-type="float" office:value="531.1541875" calcext:value-type="float">
            <text:p>531.1541875</text:p>
          </table:table-cell>
          <table:table-cell table:formula="of:=[.G18]/[.H18]" office:value-type="float" office:value="505381.417142645" calcext:value-type="float">
            <text:p>505381.41714264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23588.726562" calcext:value-type="float">
            <text:p>123588.726562</text:p>
          </table:table-cell>
          <table:table-cell office:value-type="float" office:value="8" calcext:value-type="float">
            <text:p>8</text:p>
          </table:table-cell>
          <table:table-cell table:formula="of:=[.B19]*[.B19]" office:value-type="float" office:value="268435456" calcext:value-type="float">
            <text:p>268435456</text:p>
          </table:table-cell>
          <table:table-cell table:formula="of:=[.E19]/1000" office:value-type="float" office:value="123.588726562" calcext:value-type="float">
            <text:p>123.588726562</text:p>
          </table:table-cell>
          <table:table-cell table:formula="of:=[.G19]/[.H19]" office:value-type="float" office:value="2172006.00303407" calcext:value-type="float">
            <text:p>2172006.0030340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19950.625" calcext:value-type="float">
            <text:p>119950.625</text:p>
          </table:table-cell>
          <table:table-cell office:value-type="float" office:value="16" calcext:value-type="float">
            <text:p>16</text:p>
          </table:table-cell>
          <table:table-cell table:formula="of:=[.B20]*[.B20]" office:value-type="float" office:value="268435456" calcext:value-type="float">
            <text:p>268435456</text:p>
          </table:table-cell>
          <table:table-cell table:formula="of:=[.E20]/1000" office:value-type="float" office:value="119.950625" calcext:value-type="float">
            <text:p>119.950625</text:p>
          </table:table-cell>
          <table:table-cell table:formula="of:=[.G20]/[.H20]" office:value-type="float" office:value="2237882.92891346" calcext:value-type="float">
            <text:p>2237882.9289134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28724.585938" calcext:value-type="float">
            <text:p>128724.585938</text:p>
          </table:table-cell>
          <table:table-cell office:value-type="float" office:value="32" calcext:value-type="float">
            <text:p>32</text:p>
          </table:table-cell>
          <table:table-cell table:formula="of:=[.B21]*[.B21]" office:value-type="float" office:value="268435456" calcext:value-type="float">
            <text:p>268435456</text:p>
          </table:table-cell>
          <table:table-cell table:formula="of:=[.E21]/1000" office:value-type="float" office:value="128.724585938" calcext:value-type="float">
            <text:p>128.724585938</text:p>
          </table:table-cell>
          <table:table-cell table:formula="of:=[.G21]/[.H21]" office:value-type="float" office:value="2085347.20887967" calcext:value-type="float">
            <text:p>2085347.2088796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2491.645996" calcext:value-type="float">
            <text:p>2491.645996</text:p>
          </table:table-cell>
          <table:table-cell/>
          <table:table-cell table:formula="of:=[.B22]*[.B22]" office:value-type="float" office:value="1048576" calcext:value-type="float">
            <text:p>1048576</text:p>
          </table:table-cell>
          <table:table-cell table:formula="of:=[.E22]/1000" office:value-type="float" office:value="2.491645996" calcext:value-type="float">
            <text:p>2.491645996</text:p>
          </table:table-cell>
          <table:table-cell table:formula="of:=[.G22]/[.H22]" office:value-type="float" office:value="420836.668484747" calcext:value-type="float">
            <text:p>420836.66848474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529.967834" calcext:value-type="float">
            <text:p>529.967834</text:p>
          </table:table-cell>
          <table:table-cell office:value-type="float" office:value="8" calcext:value-type="float">
            <text:p>8</text:p>
          </table:table-cell>
          <table:table-cell table:formula="of:=[.B23]*[.B23]" office:value-type="float" office:value="1048576" calcext:value-type="float">
            <text:p>1048576</text:p>
          </table:table-cell>
          <table:table-cell table:formula="of:=[.E23]/1000" office:value-type="float" office:value="0.529967834" calcext:value-type="float">
            <text:p>0.529967834</text:p>
          </table:table-cell>
          <table:table-cell table:formula="of:=[.G23]/[.H23]" office:value-type="float" office:value="1978565.36327071" calcext:value-type="float">
            <text:p>1978565.3632707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536.824707" calcext:value-type="float">
            <text:p>536.824707</text:p>
          </table:table-cell>
          <table:table-cell office:value-type="float" office:value="16" calcext:value-type="float">
            <text:p>16</text:p>
          </table:table-cell>
          <table:table-cell table:formula="of:=[.B24]*[.B24]" office:value-type="float" office:value="1048576" calcext:value-type="float">
            <text:p>1048576</text:p>
          </table:table-cell>
          <table:table-cell table:formula="of:=[.E24]/1000" office:value-type="float" office:value="0.536824707" calcext:value-type="float">
            <text:p>0.536824707</text:p>
          </table:table-cell>
          <table:table-cell table:formula="of:=[.G24]/[.H24]" office:value-type="float" office:value="1953293.10727869" calcext:value-type="float">
            <text:p>1953293.1072786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601.661377" calcext:value-type="float">
            <text:p>601.661377</text:p>
          </table:table-cell>
          <table:table-cell office:value-type="float" office:value="32" calcext:value-type="float">
            <text:p>32</text:p>
          </table:table-cell>
          <table:table-cell table:formula="of:=[.B25]*[.B25]" office:value-type="float" office:value="1048576" calcext:value-type="float">
            <text:p>1048576</text:p>
          </table:table-cell>
          <table:table-cell table:formula="of:=[.E25]/1000" office:value-type="float" office:value="0.601661377" calcext:value-type="float">
            <text:p>0.601661377</text:p>
          </table:table-cell>
          <table:table-cell table:formula="of:=[.G25]/[.H25]" office:value-type="float" office:value="1742800.91773283" calcext:value-type="float">
            <text:p>1742800.91773283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8736.148438" calcext:value-type="float">
            <text:p>8736.148438</text:p>
          </table:table-cell>
          <table:table-cell/>
          <table:table-cell table:formula="of:=[.B26]*[.B26]" office:value-type="float" office:value="4194304" calcext:value-type="float">
            <text:p>4194304</text:p>
          </table:table-cell>
          <table:table-cell table:formula="of:=[.E26]/1000" office:value-type="float" office:value="8.736148438" calcext:value-type="float">
            <text:p>8.736148438</text:p>
          </table:table-cell>
          <table:table-cell table:formula="of:=[.G26]/[.H26]" office:value-type="float" office:value="480109.058330082" calcext:value-type="float">
            <text:p>480109.05833008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1980.60791" calcext:value-type="float">
            <text:p>1980.60791</text:p>
          </table:table-cell>
          <table:table-cell office:value-type="float" office:value="8" calcext:value-type="float">
            <text:p>8</text:p>
          </table:table-cell>
          <table:table-cell table:formula="of:=[.B27]*[.B27]" office:value-type="float" office:value="4194304" calcext:value-type="float">
            <text:p>4194304</text:p>
          </table:table-cell>
          <table:table-cell table:formula="of:=[.E27]/1000" office:value-type="float" office:value="1.98060791" calcext:value-type="float">
            <text:p>1.98060791</text:p>
          </table:table-cell>
          <table:table-cell table:formula="of:=[.G27]/[.H27]" office:value-type="float" office:value="2117685.17071105" calcext:value-type="float">
            <text:p>2117685.1707110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1959.42041" calcext:value-type="float">
            <text:p>1959.42041</text:p>
          </table:table-cell>
          <table:table-cell office:value-type="float" office:value="16" calcext:value-type="float">
            <text:p>16</text:p>
          </table:table-cell>
          <table:table-cell table:formula="of:=[.B28]*[.B28]" office:value-type="float" office:value="4194304" calcext:value-type="float">
            <text:p>4194304</text:p>
          </table:table-cell>
          <table:table-cell table:formula="of:=[.E28]/1000" office:value-type="float" office:value="1.95942041" calcext:value-type="float">
            <text:p>1.95942041</text:p>
          </table:table-cell>
          <table:table-cell table:formula="of:=[.G28]/[.H28]" office:value-type="float" office:value="2140584.01075857" calcext:value-type="float">
            <text:p>2140584.0107585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2152.588135" calcext:value-type="float">
            <text:p>2152.588135</text:p>
          </table:table-cell>
          <table:table-cell office:value-type="float" office:value="32" calcext:value-type="float">
            <text:p>32</text:p>
          </table:table-cell>
          <table:table-cell table:formula="of:=[.B29]*[.B29]" office:value-type="float" office:value="4194304" calcext:value-type="float">
            <text:p>4194304</text:p>
          </table:table-cell>
          <table:table-cell table:formula="of:=[.E29]/1000" office:value-type="float" office:value="2.152588135" calcext:value-type="float">
            <text:p>2.152588135</text:p>
          </table:table-cell>
          <table:table-cell table:formula="of:=[.G29]/[.H29]" office:value-type="float" office:value="1948493.50500578" calcext:value-type="float">
            <text:p>1948493.5050057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31244.013672" calcext:value-type="float">
            <text:p>31244.013672</text:p>
          </table:table-cell>
          <table:table-cell/>
          <table:table-cell table:formula="of:=[.B30]*[.B30]" office:value-type="float" office:value="16777216" calcext:value-type="float">
            <text:p>16777216</text:p>
          </table:table-cell>
          <table:table-cell table:formula="of:=[.E30]/1000" office:value-type="float" office:value="31.244013672" calcext:value-type="float">
            <text:p>31.244013672</text:p>
          </table:table-cell>
          <table:table-cell table:formula="of:=[.G30]/[.H30]" office:value-type="float" office:value="536973.776036824" calcext:value-type="float">
            <text:p>536973.77603682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7774.23291" calcext:value-type="float">
            <text:p>7774.23291</text:p>
          </table:table-cell>
          <table:table-cell office:value-type="float" office:value="8" calcext:value-type="float">
            <text:p>8</text:p>
          </table:table-cell>
          <table:table-cell table:formula="of:=[.B31]*[.B31]" office:value-type="float" office:value="16777216" calcext:value-type="float">
            <text:p>16777216</text:p>
          </table:table-cell>
          <table:table-cell table:formula="of:=[.E31]/1000" office:value-type="float" office:value="7.77423291" calcext:value-type="float">
            <text:p>7.77423291</text:p>
          </table:table-cell>
          <table:table-cell table:formula="of:=[.G31]/[.H31]" office:value-type="float" office:value="2158054.20216051" calcext:value-type="float">
            <text:p>2158054.20216051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7572.206543" calcext:value-type="float">
            <text:p>7572.206543</text:p>
          </table:table-cell>
          <table:table-cell office:value-type="float" office:value="16" calcext:value-type="float">
            <text:p>16</text:p>
          </table:table-cell>
          <table:table-cell table:formula="of:=[.B32]*[.B32]" office:value-type="float" office:value="16777216" calcext:value-type="float">
            <text:p>16777216</text:p>
          </table:table-cell>
          <table:table-cell table:formula="of:=[.E32]/1000" office:value-type="float" office:value="7.572206543" calcext:value-type="float">
            <text:p>7.572206543</text:p>
          </table:table-cell>
          <table:table-cell table:formula="of:=[.G32]/[.H32]" office:value-type="float" office:value="2215631.05875782" calcext:value-type="float">
            <text:p>2215631.0587578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8187.263672" calcext:value-type="float">
            <text:p>8187.263672</text:p>
          </table:table-cell>
          <table:table-cell office:value-type="float" office:value="32" calcext:value-type="float">
            <text:p>32</text:p>
          </table:table-cell>
          <table:table-cell table:formula="of:=[.B33]*[.B33]" office:value-type="float" office:value="16777216" calcext:value-type="float">
            <text:p>16777216</text:p>
          </table:table-cell>
          <table:table-cell table:formula="of:=[.E33]/1000" office:value-type="float" office:value="8.187263672" calcext:value-type="float">
            <text:p>8.187263672</text:p>
          </table:table-cell>
          <table:table-cell table:formula="of:=[.G33]/[.H33]" office:value-type="float" office:value="2049184.76699085" calcext:value-type="float">
            <text:p>2049184.76699085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121701.210938" calcext:value-type="float">
            <text:p>121701.210938</text:p>
          </table:table-cell>
          <table:table-cell/>
          <table:table-cell table:formula="of:=[.B34]*[.B34]" office:value-type="float" office:value="67108864" calcext:value-type="float">
            <text:p>67108864</text:p>
          </table:table-cell>
          <table:table-cell table:formula="of:=[.E34]/1000" office:value-type="float" office:value="121.701210938" calcext:value-type="float">
            <text:p>121.701210938</text:p>
          </table:table-cell>
          <table:table-cell table:formula="of:=[.G34]/[.H34]" office:value-type="float" office:value="551423.141008747" calcext:value-type="float">
            <text:p>551423.14100874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30975.873047" calcext:value-type="float">
            <text:p>30975.873047</text:p>
          </table:table-cell>
          <table:table-cell office:value-type="float" office:value="8" calcext:value-type="float">
            <text:p>8</text:p>
          </table:table-cell>
          <table:table-cell table:formula="of:=[.B35]*[.B35]" office:value-type="float" office:value="67108864" calcext:value-type="float">
            <text:p>67108864</text:p>
          </table:table-cell>
          <table:table-cell table:formula="of:=[.E35]/1000" office:value-type="float" office:value="30.975873047" calcext:value-type="float">
            <text:p>30.975873047</text:p>
          </table:table-cell>
          <table:table-cell table:formula="of:=[.G35]/[.H35]" office:value-type="float" office:value="2166488.21804554" calcext:value-type="float">
            <text:p>2166488.2180455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30106.023438" calcext:value-type="float">
            <text:p>30106.023438</text:p>
          </table:table-cell>
          <table:table-cell office:value-type="float" office:value="16" calcext:value-type="float">
            <text:p>16</text:p>
          </table:table-cell>
          <table:table-cell table:formula="of:=[.B36]*[.B36]" office:value-type="float" office:value="67108864" calcext:value-type="float">
            <text:p>67108864</text:p>
          </table:table-cell>
          <table:table-cell table:formula="of:=[.E36]/1000" office:value-type="float" office:value="30.106023438" calcext:value-type="float">
            <text:p>30.106023438</text:p>
          </table:table-cell>
          <table:table-cell table:formula="of:=[.G36]/[.H36]" office:value-type="float" office:value="2229084.29398533" calcext:value-type="float">
            <text:p>2229084.2939853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32285.0625" calcext:value-type="float">
            <text:p>32285.0625</text:p>
          </table:table-cell>
          <table:table-cell office:value-type="float" office:value="32" calcext:value-type="float">
            <text:p>32</text:p>
          </table:table-cell>
          <table:table-cell table:formula="of:=[.B37]*[.B37]" office:value-type="float" office:value="67108864" calcext:value-type="float">
            <text:p>67108864</text:p>
          </table:table-cell>
          <table:table-cell table:formula="of:=[.E37]/1000" office:value-type="float" office:value="32.2850625" calcext:value-type="float">
            <text:p>32.2850625</text:p>
          </table:table-cell>
          <table:table-cell table:formula="of:=[.G37]/[.H37]" office:value-type="float" office:value="2078635.09633906" calcext:value-type="float">
            <text:p>2078635.09633906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482091.4375" calcext:value-type="float">
            <text:p>482091.4375</text:p>
          </table:table-cell>
          <table:table-cell/>
          <table:table-cell table:formula="of:=[.B38]*[.B38]" office:value-type="float" office:value="268435456" calcext:value-type="float">
            <text:p>268435456</text:p>
          </table:table-cell>
          <table:table-cell table:formula="of:=[.E38]/1000" office:value-type="float" office:value="482.0914375" calcext:value-type="float">
            <text:p>482.0914375</text:p>
          </table:table-cell>
          <table:table-cell table:formula="of:=[.G38]/[.H38]" office:value-type="float" office:value="556814.403076802" calcext:value-type="float">
            <text:p>556814.40307680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123420.929688" calcext:value-type="float">
            <text:p>123420.929688</text:p>
          </table:table-cell>
          <table:table-cell office:value-type="float" office:value="8" calcext:value-type="float">
            <text:p>8</text:p>
          </table:table-cell>
          <table:table-cell table:formula="of:=[.B39]*[.B39]" office:value-type="float" office:value="268435456" calcext:value-type="float">
            <text:p>268435456</text:p>
          </table:table-cell>
          <table:table-cell table:formula="of:=[.E39]/1000" office:value-type="float" office:value="123.420929688" calcext:value-type="float">
            <text:p>123.420929688</text:p>
          </table:table-cell>
          <table:table-cell table:formula="of:=[.G39]/[.H39]" office:value-type="float" office:value="2174958.95289873" calcext:value-type="float">
            <text:p>2174958.9528987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119799.601562" calcext:value-type="float">
            <text:p>119799.601562</text:p>
          </table:table-cell>
          <table:table-cell office:value-type="float" office:value="16" calcext:value-type="float">
            <text:p>16</text:p>
          </table:table-cell>
          <table:table-cell table:formula="of:=[.B40]*[.B40]" office:value-type="float" office:value="268435456" calcext:value-type="float">
            <text:p>268435456</text:p>
          </table:table-cell>
          <table:table-cell table:formula="of:=[.E40]/1000" office:value-type="float" office:value="119.799601562" calcext:value-type="float">
            <text:p>119.799601562</text:p>
          </table:table-cell>
          <table:table-cell table:formula="of:=[.G40]/[.H40]" office:value-type="float" office:value="2240704.0799804" calcext:value-type="float">
            <text:p>2240704.079980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127467.484375" calcext:value-type="float">
            <text:p>127467.484375</text:p>
          </table:table-cell>
          <table:table-cell office:value-type="float" office:value="32" calcext:value-type="float">
            <text:p>32</text:p>
          </table:table-cell>
          <table:table-cell table:formula="of:=[.B41]*[.B41]" office:value-type="float" office:value="268435456" calcext:value-type="float">
            <text:p>268435456</text:p>
          </table:table-cell>
          <table:table-cell table:formula="of:=[.E41]/1000" office:value-type="float" office:value="127.467484375" calcext:value-type="float">
            <text:p>127.467484375</text:p>
          </table:table-cell>
          <table:table-cell table:formula="of:=[.G41]/[.H41]" office:value-type="float" office:value="2105913.18496788" calcext:value-type="float">
            <text:p>2105913.1849678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2492.614014" calcext:value-type="float">
            <text:p>2492.614014</text:p>
          </table:table-cell>
          <table:table-cell/>
          <table:table-cell table:formula="of:=[.B42]*[.B42]" office:value-type="float" office:value="1048576" calcext:value-type="float">
            <text:p>1048576</text:p>
          </table:table-cell>
          <table:table-cell table:formula="of:=[.E42]/1000" office:value-type="float" office:value="2.492614014" calcext:value-type="float">
            <text:p>2.492614014</text:p>
          </table:table-cell>
          <table:table-cell table:formula="of:=[.G42]/[.H42]" office:value-type="float" office:value="420673.234648676" calcext:value-type="float">
            <text:p>420673.23464867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528.995544" calcext:value-type="float">
            <text:p>528.995544</text:p>
          </table:table-cell>
          <table:table-cell office:value-type="float" office:value="8" calcext:value-type="float">
            <text:p>8</text:p>
          </table:table-cell>
          <table:table-cell table:formula="of:=[.B43]*[.B43]" office:value-type="float" office:value="1048576" calcext:value-type="float">
            <text:p>1048576</text:p>
          </table:table-cell>
          <table:table-cell table:formula="of:=[.E43]/1000" office:value-type="float" office:value="0.528995544" calcext:value-type="float">
            <text:p>0.528995544</text:p>
          </table:table-cell>
          <table:table-cell table:formula="of:=[.G43]/[.H43]" office:value-type="float" office:value="1982201.9521586" calcext:value-type="float">
            <text:p>1982201.952158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533.786438" calcext:value-type="float">
            <text:p>533.786438</text:p>
          </table:table-cell>
          <table:table-cell office:value-type="float" office:value="16" calcext:value-type="float">
            <text:p>16</text:p>
          </table:table-cell>
          <table:table-cell table:formula="of:=[.B44]*[.B44]" office:value-type="float" office:value="1048576" calcext:value-type="float">
            <text:p>1048576</text:p>
          </table:table-cell>
          <table:table-cell table:formula="of:=[.E44]/1000" office:value-type="float" office:value="0.533786438" calcext:value-type="float">
            <text:p>0.533786438</text:p>
          </table:table-cell>
          <table:table-cell table:formula="of:=[.G44]/[.H44]" office:value-type="float" office:value="1964411.09281237" calcext:value-type="float">
            <text:p>1964411.0928123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596.03717" calcext:value-type="float">
            <text:p>596.03717</text:p>
          </table:table-cell>
          <table:table-cell office:value-type="float" office:value="32" calcext:value-type="float">
            <text:p>32</text:p>
          </table:table-cell>
          <table:table-cell table:formula="of:=[.B45]*[.B45]" office:value-type="float" office:value="1048576" calcext:value-type="float">
            <text:p>1048576</text:p>
          </table:table-cell>
          <table:table-cell table:formula="of:=[.E45]/1000" office:value-type="float" office:value="0.59603717" calcext:value-type="float">
            <text:p>0.59603717</text:p>
          </table:table-cell>
          <table:table-cell table:formula="of:=[.G45]/[.H45]" office:value-type="float" office:value="1759245.98796414" calcext:value-type="float">
            <text:p>1759245.9879641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9884.501953" calcext:value-type="float">
            <text:p>9884.501953</text:p>
          </table:table-cell>
          <table:table-cell/>
          <table:table-cell table:formula="of:=[.B46]*[.B46]" office:value-type="float" office:value="4194304" calcext:value-type="float">
            <text:p>4194304</text:p>
          </table:table-cell>
          <table:table-cell table:formula="of:=[.E46]/1000" office:value-type="float" office:value="9.884501953" calcext:value-type="float">
            <text:p>9.884501953</text:p>
          </table:table-cell>
          <table:table-cell table:formula="of:=[.G46]/[.H46]" office:value-type="float" office:value="424331.344153056" calcext:value-type="float">
            <text:p>424331.34415305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1979.404663" calcext:value-type="float">
            <text:p>1979.404663</text:p>
          </table:table-cell>
          <table:table-cell office:value-type="float" office:value="8" calcext:value-type="float">
            <text:p>8</text:p>
          </table:table-cell>
          <table:table-cell table:formula="of:=[.B47]*[.B47]" office:value-type="float" office:value="4194304" calcext:value-type="float">
            <text:p>4194304</text:p>
          </table:table-cell>
          <table:table-cell table:formula="of:=[.E47]/1000" office:value-type="float" office:value="1.979404663" calcext:value-type="float">
            <text:p>1.979404663</text:p>
          </table:table-cell>
          <table:table-cell table:formula="of:=[.G47]/[.H47]" office:value-type="float" office:value="2118972.4761197" calcext:value-type="float">
            <text:p>2118972.476119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1958.943481" calcext:value-type="float">
            <text:p>1958.943481</text:p>
          </table:table-cell>
          <table:table-cell office:value-type="float" office:value="16" calcext:value-type="float">
            <text:p>16</text:p>
          </table:table-cell>
          <table:table-cell table:formula="of:=[.B48]*[.B48]" office:value-type="float" office:value="4194304" calcext:value-type="float">
            <text:p>4194304</text:p>
          </table:table-cell>
          <table:table-cell table:formula="of:=[.E48]/1000" office:value-type="float" office:value="1.958943481" calcext:value-type="float">
            <text:p>1.958943481</text:p>
          </table:table-cell>
          <table:table-cell table:formula="of:=[.G48]/[.H48]" office:value-type="float" office:value="2141105.16239034" calcext:value-type="float">
            <text:p>2141105.1623903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2137.625244" calcext:value-type="float">
            <text:p>2137.625244</text:p>
          </table:table-cell>
          <table:table-cell office:value-type="float" office:value="32" calcext:value-type="float">
            <text:p>32</text:p>
          </table:table-cell>
          <table:table-cell table:formula="of:=[.B49]*[.B49]" office:value-type="float" office:value="4194304" calcext:value-type="float">
            <text:p>4194304</text:p>
          </table:table-cell>
          <table:table-cell table:formula="of:=[.E49]/1000" office:value-type="float" office:value="2.137625244" calcext:value-type="float">
            <text:p>2.137625244</text:p>
          </table:table-cell>
          <table:table-cell table:formula="of:=[.G49]/[.H49]" office:value-type="float" office:value="1962132.51680705" calcext:value-type="float">
            <text:p>1962132.51680705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32436.609375" calcext:value-type="float">
            <text:p>32436.609375</text:p>
          </table:table-cell>
          <table:table-cell/>
          <table:table-cell table:formula="of:=[.B50]*[.B50]" office:value-type="float" office:value="16777216" calcext:value-type="float">
            <text:p>16777216</text:p>
          </table:table-cell>
          <table:table-cell table:formula="of:=[.E50]/1000" office:value-type="float" office:value="32.436609375" calcext:value-type="float">
            <text:p>32.436609375</text:p>
          </table:table-cell>
          <table:table-cell table:formula="of:=[.G50]/[.H50]" office:value-type="float" office:value="517230.879653247" calcext:value-type="float">
            <text:p>517230.87965324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7757.793945" calcext:value-type="float">
            <text:p>7757.793945</text:p>
          </table:table-cell>
          <table:table-cell office:value-type="float" office:value="8" calcext:value-type="float">
            <text:p>8</text:p>
          </table:table-cell>
          <table:table-cell table:formula="of:=[.B51]*[.B51]" office:value-type="float" office:value="16777216" calcext:value-type="float">
            <text:p>16777216</text:p>
          </table:table-cell>
          <table:table-cell table:formula="of:=[.E51]/1000" office:value-type="float" office:value="7.757793945" calcext:value-type="float">
            <text:p>7.757793945</text:p>
          </table:table-cell>
          <table:table-cell table:formula="of:=[.G51]/[.H51]" office:value-type="float" office:value="2162627.17454788" calcext:value-type="float">
            <text:p>2162627.1745478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7557.400391" calcext:value-type="float">
            <text:p>7557.400391</text:p>
          </table:table-cell>
          <table:table-cell office:value-type="float" office:value="16" calcext:value-type="float">
            <text:p>16</text:p>
          </table:table-cell>
          <table:table-cell table:formula="of:=[.B52]*[.B52]" office:value-type="float" office:value="16777216" calcext:value-type="float">
            <text:p>16777216</text:p>
          </table:table-cell>
          <table:table-cell table:formula="of:=[.E52]/1000" office:value-type="float" office:value="7.557400391" calcext:value-type="float">
            <text:p>7.557400391</text:p>
          </table:table-cell>
          <table:table-cell table:formula="of:=[.G52]/[.H52]" office:value-type="float" office:value="2219971.83316895" calcext:value-type="float">
            <text:p>2219971.8331689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8136.371582" calcext:value-type="float">
            <text:p>8136.371582</text:p>
          </table:table-cell>
          <table:table-cell office:value-type="float" office:value="32" calcext:value-type="float">
            <text:p>32</text:p>
          </table:table-cell>
          <table:table-cell table:formula="of:=[.B53]*[.B53]" office:value-type="float" office:value="16777216" calcext:value-type="float">
            <text:p>16777216</text:p>
          </table:table-cell>
          <table:table-cell table:formula="of:=[.E53]/1000" office:value-type="float" office:value="8.136371582" calcext:value-type="float">
            <text:p>8.136371582</text:p>
          </table:table-cell>
          <table:table-cell table:formula="of:=[.G53]/[.H53]" office:value-type="float" office:value="2062002.18745123" calcext:value-type="float">
            <text:p>2062002.18745123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122879.234375" calcext:value-type="float">
            <text:p>122879.234375</text:p>
          </table:table-cell>
          <table:table-cell/>
          <table:table-cell table:formula="of:=[.B54]*[.B54]" office:value-type="float" office:value="67108864" calcext:value-type="float">
            <text:p>67108864</text:p>
          </table:table-cell>
          <table:table-cell table:formula="of:=[.E54]/1000" office:value-type="float" office:value="122.879234375" calcext:value-type="float">
            <text:p>122.879234375</text:p>
          </table:table-cell>
          <table:table-cell table:formula="of:=[.G54]/[.H54]" office:value-type="float" office:value="546136.736132313" calcext:value-type="float">
            <text:p>546136.73613231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31018.035156" calcext:value-type="float">
            <text:p>31018.035156</text:p>
          </table:table-cell>
          <table:table-cell office:value-type="float" office:value="8" calcext:value-type="float">
            <text:p>8</text:p>
          </table:table-cell>
          <table:table-cell table:formula="of:=[.B55]*[.B55]" office:value-type="float" office:value="67108864" calcext:value-type="float">
            <text:p>67108864</text:p>
          </table:table-cell>
          <table:table-cell table:formula="of:=[.E55]/1000" office:value-type="float" office:value="31.018035156" calcext:value-type="float">
            <text:p>31.018035156</text:p>
          </table:table-cell>
          <table:table-cell table:formula="of:=[.G55]/[.H55]" office:value-type="float" office:value="2163543.35993519" calcext:value-type="float">
            <text:p>2163543.3599351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30062.470703" calcext:value-type="float">
            <text:p>30062.470703</text:p>
          </table:table-cell>
          <table:table-cell office:value-type="float" office:value="16" calcext:value-type="float">
            <text:p>16</text:p>
          </table:table-cell>
          <table:table-cell table:formula="of:=[.B56]*[.B56]" office:value-type="float" office:value="67108864" calcext:value-type="float">
            <text:p>67108864</text:p>
          </table:table-cell>
          <table:table-cell table:formula="of:=[.E56]/1000" office:value-type="float" office:value="30.062470703" calcext:value-type="float">
            <text:p>30.062470703</text:p>
          </table:table-cell>
          <table:table-cell table:formula="of:=[.G56]/[.H56]" office:value-type="float" office:value="2232313.65987836" calcext:value-type="float">
            <text:p>2232313.65987836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32101.152344" calcext:value-type="float">
            <text:p>32101.152344</text:p>
          </table:table-cell>
          <table:table-cell office:value-type="float" office:value="32" calcext:value-type="float">
            <text:p>32</text:p>
          </table:table-cell>
          <table:table-cell table:formula="of:=[.B57]*[.B57]" office:value-type="float" office:value="67108864" calcext:value-type="float">
            <text:p>67108864</text:p>
          </table:table-cell>
          <table:table-cell table:formula="of:=[.E57]/1000" office:value-type="float" office:value="32.101152344" calcext:value-type="float">
            <text:p>32.101152344</text:p>
          </table:table-cell>
          <table:table-cell table:formula="of:=[.G57]/[.H57]" office:value-type="float" office:value="2090543.76867388" calcext:value-type="float">
            <text:p>2090543.7686738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482904.96875" calcext:value-type="float">
            <text:p>482904.96875</text:p>
          </table:table-cell>
          <table:table-cell/>
          <table:table-cell table:formula="of:=[.B58]*[.B58]" office:value-type="float" office:value="268435456" calcext:value-type="float">
            <text:p>268435456</text:p>
          </table:table-cell>
          <table:table-cell table:formula="of:=[.E58]/1000" office:value-type="float" office:value="482.90496875" calcext:value-type="float">
            <text:p>482.90496875</text:p>
          </table:table-cell>
          <table:table-cell table:formula="of:=[.G58]/[.H58]" office:value-type="float" office:value="555876.359472642" calcext:value-type="float">
            <text:p>555876.35947264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123248.21875" calcext:value-type="float">
            <text:p>123248.21875</text:p>
          </table:table-cell>
          <table:table-cell office:value-type="float" office:value="8" calcext:value-type="float">
            <text:p>8</text:p>
          </table:table-cell>
          <table:table-cell table:formula="of:=[.B59]*[.B59]" office:value-type="float" office:value="268435456" calcext:value-type="float">
            <text:p>268435456</text:p>
          </table:table-cell>
          <table:table-cell table:formula="of:=[.E59]/1000" office:value-type="float" office:value="123.24821875" calcext:value-type="float">
            <text:p>123.24821875</text:p>
          </table:table-cell>
          <table:table-cell table:formula="of:=[.G59]/[.H59]" office:value-type="float" office:value="2178006.77950974" calcext:value-type="float">
            <text:p>2178006.7795097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119688.5625" calcext:value-type="float">
            <text:p>119688.5625</text:p>
          </table:table-cell>
          <table:table-cell office:value-type="float" office:value="16" calcext:value-type="float">
            <text:p>16</text:p>
          </table:table-cell>
          <table:table-cell table:formula="of:=[.B60]*[.B60]" office:value-type="float" office:value="268435456" calcext:value-type="float">
            <text:p>268435456</text:p>
          </table:table-cell>
          <table:table-cell table:formula="of:=[.E60]/1000" office:value-type="float" office:value="119.6885625" calcext:value-type="float">
            <text:p>119.6885625</text:p>
          </table:table-cell>
          <table:table-cell table:formula="of:=[.G60]/[.H60]" office:value-type="float" office:value="2242782.85571355" calcext:value-type="float">
            <text:p>2242782.8557135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127541.882812" calcext:value-type="float">
            <text:p>127541.882812</text:p>
          </table:table-cell>
          <table:table-cell office:value-type="float" office:value="32" calcext:value-type="float">
            <text:p>32</text:p>
          </table:table-cell>
          <table:table-cell table:formula="of:=[.B61]*[.B61]" office:value-type="float" office:value="268435456" calcext:value-type="float">
            <text:p>268435456</text:p>
          </table:table-cell>
          <table:table-cell table:formula="of:=[.E61]/1000" office:value-type="float" office:value="127.541882812" calcext:value-type="float">
            <text:p>127.541882812</text:p>
          </table:table-cell>
          <table:table-cell table:formula="of:=[.G61]/[.H61]" office:value-type="float" office:value="2104684.75203303" calcext:value-type="float">
            <text:p>2104684.75203303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2509.600342" calcext:value-type="float">
            <text:p>2509.600342</text:p>
          </table:table-cell>
          <table:table-cell/>
          <table:table-cell table:formula="of:=[.B62]*[.B62]" office:value-type="float" office:value="1048576" calcext:value-type="float">
            <text:p>1048576</text:p>
          </table:table-cell>
          <table:table-cell table:formula="of:=[.E62]/1000" office:value-type="float" office:value="2.509600342" calcext:value-type="float">
            <text:p>2.509600342</text:p>
          </table:table-cell>
          <table:table-cell table:formula="of:=[.G62]/[.H62]" office:value-type="float" office:value="417825.891418372" calcext:value-type="float">
            <text:p>417825.89141837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22.634949" calcext:value-type="float">
            <text:p>522.634949</text:p>
          </table:table-cell>
          <table:table-cell office:value-type="float" office:value="8" calcext:value-type="float">
            <text:p>8</text:p>
          </table:table-cell>
          <table:table-cell table:formula="of:=[.B63]*[.B63]" office:value-type="float" office:value="1048576" calcext:value-type="float">
            <text:p>1048576</text:p>
          </table:table-cell>
          <table:table-cell table:formula="of:=[.E63]/1000" office:value-type="float" office:value="0.522634949" calcext:value-type="float">
            <text:p>0.522634949</text:p>
          </table:table-cell>
          <table:table-cell table:formula="of:=[.G63]/[.H63]" office:value-type="float" office:value="2006325.83413399" calcext:value-type="float">
            <text:p>2006325.8341339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555.063599" calcext:value-type="float">
            <text:p>555.063599</text:p>
          </table:table-cell>
          <table:table-cell office:value-type="float" office:value="16" calcext:value-type="float">
            <text:p>16</text:p>
          </table:table-cell>
          <table:table-cell table:formula="of:=[.B64]*[.B64]" office:value-type="float" office:value="1048576" calcext:value-type="float">
            <text:p>1048576</text:p>
          </table:table-cell>
          <table:table-cell table:formula="of:=[.E64]/1000" office:value-type="float" office:value="0.555063599" calcext:value-type="float">
            <text:p>0.555063599</text:p>
          </table:table-cell>
          <table:table-cell table:formula="of:=[.G64]/[.H64]" office:value-type="float" office:value="1889109.6477757" calcext:value-type="float">
            <text:p>1889109.647775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664.2724" calcext:value-type="float">
            <text:p>664.2724</text:p>
          </table:table-cell>
          <table:table-cell office:value-type="float" office:value="32" calcext:value-type="float">
            <text:p>32</text:p>
          </table:table-cell>
          <table:table-cell table:formula="of:=[.B65]*[.B65]" office:value-type="float" office:value="1048576" calcext:value-type="float">
            <text:p>1048576</text:p>
          </table:table-cell>
          <table:table-cell table:formula="of:=[.E65]/1000" office:value-type="float" office:value="0.6642724" calcext:value-type="float">
            <text:p>0.6642724</text:p>
          </table:table-cell>
          <table:table-cell table:formula="of:=[.G65]/[.H65]" office:value-type="float" office:value="1578533.14393312" calcext:value-type="float">
            <text:p>1578533.1439331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9973.070312" calcext:value-type="float">
            <text:p>9973.070312</text:p>
          </table:table-cell>
          <table:table-cell/>
          <table:table-cell table:formula="of:=[.B66]*[.B66]" office:value-type="float" office:value="4194304" calcext:value-type="float">
            <text:p>4194304</text:p>
          </table:table-cell>
          <table:table-cell table:formula="of:=[.E66]/1000" office:value-type="float" office:value="9.973070312" calcext:value-type="float">
            <text:p>9.973070312</text:p>
          </table:table-cell>
          <table:table-cell table:formula="of:=[.G66]/[.H66]" office:value-type="float" office:value="420562.962937627" calcext:value-type="float">
            <text:p>420562.96293762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984.926147" calcext:value-type="float">
            <text:p>1984.926147</text:p>
          </table:table-cell>
          <table:table-cell office:value-type="float" office:value="8" calcext:value-type="float">
            <text:p>8</text:p>
          </table:table-cell>
          <table:table-cell table:formula="of:=[.B67]*[.B67]" office:value-type="float" office:value="4194304" calcext:value-type="float">
            <text:p>4194304</text:p>
          </table:table-cell>
          <table:table-cell table:formula="of:=[.E67]/1000" office:value-type="float" office:value="1.984926147" calcext:value-type="float">
            <text:p>1.984926147</text:p>
          </table:table-cell>
          <table:table-cell table:formula="of:=[.G67]/[.H67]" office:value-type="float" office:value="2113078.11443727" calcext:value-type="float">
            <text:p>2113078.1144372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942.535522" calcext:value-type="float">
            <text:p>1942.535522</text:p>
          </table:table-cell>
          <table:table-cell office:value-type="float" office:value="16" calcext:value-type="float">
            <text:p>16</text:p>
          </table:table-cell>
          <table:table-cell table:formula="of:=[.B68]*[.B68]" office:value-type="float" office:value="4194304" calcext:value-type="float">
            <text:p>4194304</text:p>
          </table:table-cell>
          <table:table-cell table:formula="of:=[.E68]/1000" office:value-type="float" office:value="1.942535522" calcext:value-type="float">
            <text:p>1.942535522</text:p>
          </table:table-cell>
          <table:table-cell table:formula="of:=[.G68]/[.H68]" office:value-type="float" office:value="2159190.37386849" calcext:value-type="float">
            <text:p>2159190.3738684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2131.986084" calcext:value-type="float">
            <text:p>2131.986084</text:p>
          </table:table-cell>
          <table:table-cell office:value-type="float" office:value="32" calcext:value-type="float">
            <text:p>32</text:p>
          </table:table-cell>
          <table:table-cell table:formula="of:=[.B69]*[.B69]" office:value-type="float" office:value="4194304" calcext:value-type="float">
            <text:p>4194304</text:p>
          </table:table-cell>
          <table:table-cell table:formula="of:=[.E69]/1000" office:value-type="float" office:value="2.131986084" calcext:value-type="float">
            <text:p>2.131986084</text:p>
          </table:table-cell>
          <table:table-cell table:formula="of:=[.G69]/[.H69]" office:value-type="float" office:value="1967322.40959599" calcext:value-type="float">
            <text:p>1967322.40959599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4845.835938" calcext:value-type="float">
            <text:p>34845.835938</text:p>
          </table:table-cell>
          <table:table-cell/>
          <table:table-cell table:formula="of:=[.B70]*[.B70]" office:value-type="float" office:value="16777216" calcext:value-type="float">
            <text:p>16777216</text:p>
          </table:table-cell>
          <table:table-cell table:formula="of:=[.E70]/1000" office:value-type="float" office:value="34.845835938" calcext:value-type="float">
            <text:p>34.845835938</text:p>
          </table:table-cell>
          <table:table-cell table:formula="of:=[.G70]/[.H70]" office:value-type="float" office:value="481469.752364418" calcext:value-type="float">
            <text:p>481469.75236441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7735.706543" calcext:value-type="float">
            <text:p>7735.706543</text:p>
          </table:table-cell>
          <table:table-cell office:value-type="float" office:value="8" calcext:value-type="float">
            <text:p>8</text:p>
          </table:table-cell>
          <table:table-cell table:formula="of:=[.B71]*[.B71]" office:value-type="float" office:value="16777216" calcext:value-type="float">
            <text:p>16777216</text:p>
          </table:table-cell>
          <table:table-cell table:formula="of:=[.E71]/1000" office:value-type="float" office:value="7.735706543" calcext:value-type="float">
            <text:p>7.735706543</text:p>
          </table:table-cell>
          <table:table-cell table:formula="of:=[.G71]/[.H71]" office:value-type="float" office:value="2168802.02302679" calcext:value-type="float">
            <text:p>2168802.0230267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7554.524414" calcext:value-type="float">
            <text:p>7554.524414</text:p>
          </table:table-cell>
          <table:table-cell office:value-type="float" office:value="16" calcext:value-type="float">
            <text:p>16</text:p>
          </table:table-cell>
          <table:table-cell table:formula="of:=[.B72]*[.B72]" office:value-type="float" office:value="16777216" calcext:value-type="float">
            <text:p>16777216</text:p>
          </table:table-cell>
          <table:table-cell table:formula="of:=[.E72]/1000" office:value-type="float" office:value="7.554524414" calcext:value-type="float">
            <text:p>7.554524414</text:p>
          </table:table-cell>
          <table:table-cell table:formula="of:=[.G72]/[.H72]" office:value-type="float" office:value="2220816.96749944" calcext:value-type="float">
            <text:p>2220816.9674994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8200.902344" calcext:value-type="float">
            <text:p>8200.902344</text:p>
          </table:table-cell>
          <table:table-cell office:value-type="float" office:value="32" calcext:value-type="float">
            <text:p>32</text:p>
          </table:table-cell>
          <table:table-cell table:formula="of:=[.B73]*[.B73]" office:value-type="float" office:value="16777216" calcext:value-type="float">
            <text:p>16777216</text:p>
          </table:table-cell>
          <table:table-cell table:formula="of:=[.E73]/1000" office:value-type="float" office:value="8.200902344" calcext:value-type="float">
            <text:p>8.200902344</text:p>
          </table:table-cell>
          <table:table-cell table:formula="of:=[.G73]/[.H73]" office:value-type="float" office:value="2045776.82994539" calcext:value-type="float">
            <text:p>2045776.82994539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25044.585938" calcext:value-type="float">
            <text:p>125044.585938</text:p>
          </table:table-cell>
          <table:table-cell/>
          <table:table-cell table:formula="of:=[.B74]*[.B74]" office:value-type="float" office:value="67108864" calcext:value-type="float">
            <text:p>67108864</text:p>
          </table:table-cell>
          <table:table-cell table:formula="of:=[.E74]/1000" office:value-type="float" office:value="125.044585938" calcext:value-type="float">
            <text:p>125.044585938</text:p>
          </table:table-cell>
          <table:table-cell table:formula="of:=[.G74]/[.H74]" office:value-type="float" office:value="536679.485134" calcext:value-type="float">
            <text:p>536679.485134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0888.056641" calcext:value-type="float">
            <text:p>30888.056641</text:p>
          </table:table-cell>
          <table:table-cell office:value-type="float" office:value="8" calcext:value-type="float">
            <text:p>8</text:p>
          </table:table-cell>
          <table:table-cell table:formula="of:=[.B75]*[.B75]" office:value-type="float" office:value="67108864" calcext:value-type="float">
            <text:p>67108864</text:p>
          </table:table-cell>
          <table:table-cell table:formula="of:=[.E75]/1000" office:value-type="float" office:value="30.888056641" calcext:value-type="float">
            <text:p>30.888056641</text:p>
          </table:table-cell>
          <table:table-cell table:formula="of:=[.G75]/[.H75]" office:value-type="float" office:value="2172647.66054985" calcext:value-type="float">
            <text:p>2172647.6605498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0061.554688" calcext:value-type="float">
            <text:p>30061.554688</text:p>
          </table:table-cell>
          <table:table-cell office:value-type="float" office:value="16" calcext:value-type="float">
            <text:p>16</text:p>
          </table:table-cell>
          <table:table-cell table:formula="of:=[.B76]*[.B76]" office:value-type="float" office:value="67108864" calcext:value-type="float">
            <text:p>67108864</text:p>
          </table:table-cell>
          <table:table-cell table:formula="of:=[.E76]/1000" office:value-type="float" office:value="30.061554688" calcext:value-type="float">
            <text:p>30.061554688</text:p>
          </table:table-cell>
          <table:table-cell table:formula="of:=[.G76]/[.H76]" office:value-type="float" office:value="2232381.68140348" calcext:value-type="float">
            <text:p>2232381.6814034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32316.9375" calcext:value-type="float">
            <text:p>32316.9375</text:p>
          </table:table-cell>
          <table:table-cell office:value-type="float" office:value="32" calcext:value-type="float">
            <text:p>32</text:p>
          </table:table-cell>
          <table:table-cell table:formula="of:=[.B77]*[.B77]" office:value-type="float" office:value="67108864" calcext:value-type="float">
            <text:p>67108864</text:p>
          </table:table-cell>
          <table:table-cell table:formula="of:=[.E77]/1000" office:value-type="float" office:value="32.3169375" calcext:value-type="float">
            <text:p>32.3169375</text:p>
          </table:table-cell>
          <table:table-cell table:formula="of:=[.G77]/[.H77]" office:value-type="float" office:value="2076584.88679504" calcext:value-type="float">
            <text:p>2076584.8867950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484587.15625" calcext:value-type="float">
            <text:p>484587.15625</text:p>
          </table:table-cell>
          <table:table-cell/>
          <table:table-cell table:formula="of:=[.B78]*[.B78]" office:value-type="float" office:value="268435456" calcext:value-type="float">
            <text:p>268435456</text:p>
          </table:table-cell>
          <table:table-cell table:formula="of:=[.E78]/1000" office:value-type="float" office:value="484.58715625" calcext:value-type="float">
            <text:p>484.58715625</text:p>
          </table:table-cell>
          <table:table-cell table:formula="of:=[.G78]/[.H78]" office:value-type="float" office:value="553946.69986159" calcext:value-type="float">
            <text:p>553946.6998615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22923.609375" calcext:value-type="float">
            <text:p>122923.609375</text:p>
          </table:table-cell>
          <table:table-cell office:value-type="float" office:value="8" calcext:value-type="float">
            <text:p>8</text:p>
          </table:table-cell>
          <table:table-cell table:formula="of:=[.B79]*[.B79]" office:value-type="float" office:value="268435456" calcext:value-type="float">
            <text:p>268435456</text:p>
          </table:table-cell>
          <table:table-cell table:formula="of:=[.E79]/1000" office:value-type="float" office:value="122.923609375" calcext:value-type="float">
            <text:p>122.923609375</text:p>
          </table:table-cell>
          <table:table-cell table:formula="of:=[.G79]/[.H79]" office:value-type="float" office:value="2183758.33059938" calcext:value-type="float">
            <text:p>2183758.3305993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19347.6875" calcext:value-type="float">
            <text:p>119347.6875</text:p>
          </table:table-cell>
          <table:table-cell office:value-type="float" office:value="16" calcext:value-type="float">
            <text:p>16</text:p>
          </table:table-cell>
          <table:table-cell table:formula="of:=[.B80]*[.B80]" office:value-type="float" office:value="268435456" calcext:value-type="float">
            <text:p>268435456</text:p>
          </table:table-cell>
          <table:table-cell table:formula="of:=[.E80]/1000" office:value-type="float" office:value="119.3476875" calcext:value-type="float">
            <text:p>119.3476875</text:p>
          </table:table-cell>
          <table:table-cell table:formula="of:=[.G80]/[.H80]" office:value-type="float" office:value="2249188.5818902" calcext:value-type="float">
            <text:p>2249188.581890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float" office:value="128417.546875" calcext:value-type="float">
            <text:p>128417.546875</text:p>
          </table:table-cell>
          <table:table-cell office:value-type="float" office:value="32" calcext:value-type="float">
            <text:p>32</text:p>
          </table:table-cell>
          <table:table-cell table:formula="of:=[.B81]*[.B81]" office:value-type="float" office:value="268435456" calcext:value-type="float">
            <text:p>268435456</text:p>
          </table:table-cell>
          <table:table-cell table:formula="of:=[.E81]/1000" office:value-type="float" office:value="128.417546875" calcext:value-type="float">
            <text:p>128.417546875</text:p>
          </table:table-cell>
          <table:table-cell table:formula="of:=[.G81]/[.H81]" office:value-type="float" office:value="2090333.15564961" calcext:value-type="float">
            <text:p>2090333.1556496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2545.166504" calcext:value-type="float">
            <text:p>2545.166504</text:p>
          </table:table-cell>
          <table:table-cell/>
          <table:table-cell table:formula="of:=[.B82]*[.B82]" office:value-type="float" office:value="1048576" calcext:value-type="float">
            <text:p>1048576</text:p>
          </table:table-cell>
          <table:table-cell table:formula="of:=[.E82]/1000" office:value-type="float" office:value="2.545166504" calcext:value-type="float">
            <text:p>2.545166504</text:p>
          </table:table-cell>
          <table:table-cell table:formula="of:=[.G82]/[.H82]" office:value-type="float" office:value="411987.191546035" calcext:value-type="float">
            <text:p>411987.19154603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555.233643" calcext:value-type="float">
            <text:p>555.233643</text:p>
          </table:table-cell>
          <table:table-cell office:value-type="float" office:value="8" calcext:value-type="float">
            <text:p>8</text:p>
          </table:table-cell>
          <table:table-cell table:formula="of:=[.B83]*[.B83]" office:value-type="float" office:value="1048576" calcext:value-type="float">
            <text:p>1048576</text:p>
          </table:table-cell>
          <table:table-cell table:formula="of:=[.E83]/1000" office:value-type="float" office:value="0.555233643" calcext:value-type="float">
            <text:p>0.555233643</text:p>
          </table:table-cell>
          <table:table-cell table:formula="of:=[.G83]/[.H83]" office:value-type="float" office:value="1888531.09536808" calcext:value-type="float">
            <text:p>1888531.0953680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622.095215" calcext:value-type="float">
            <text:p>622.095215</text:p>
          </table:table-cell>
          <table:table-cell office:value-type="float" office:value="16" calcext:value-type="float">
            <text:p>16</text:p>
          </table:table-cell>
          <table:table-cell table:formula="of:=[.B84]*[.B84]" office:value-type="float" office:value="1048576" calcext:value-type="float">
            <text:p>1048576</text:p>
          </table:table-cell>
          <table:table-cell table:formula="of:=[.E84]/1000" office:value-type="float" office:value="0.622095215" calcext:value-type="float">
            <text:p>0.622095215</text:p>
          </table:table-cell>
          <table:table-cell table:formula="of:=[.G84]/[.H84]" office:value-type="float" office:value="1685555.48204948" calcext:value-type="float">
            <text:p>1685555.4820494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654.525879" calcext:value-type="float">
            <text:p>654.525879</text:p>
          </table:table-cell>
          <table:table-cell office:value-type="float" office:value="32" calcext:value-type="float">
            <text:p>32</text:p>
          </table:table-cell>
          <table:table-cell table:formula="of:=[.B85]*[.B85]" office:value-type="float" office:value="1048576" calcext:value-type="float">
            <text:p>1048576</text:p>
          </table:table-cell>
          <table:table-cell table:formula="of:=[.E85]/1000" office:value-type="float" office:value="0.654525879" calcext:value-type="float">
            <text:p>0.654525879</text:p>
          </table:table-cell>
          <table:table-cell table:formula="of:=[.G85]/[.H85]" office:value-type="float" office:value="1602039.02342569" calcext:value-type="float">
            <text:p>1602039.02342569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0072.0625" calcext:value-type="float">
            <text:p>10072.0625</text:p>
          </table:table-cell>
          <table:table-cell/>
          <table:table-cell table:formula="of:=[.B86]*[.B86]" office:value-type="float" office:value="4194304" calcext:value-type="float">
            <text:p>4194304</text:p>
          </table:table-cell>
          <table:table-cell table:formula="of:=[.E86]/1000" office:value-type="float" office:value="10.0720625" calcext:value-type="float">
            <text:p>10.0720625</text:p>
          </table:table-cell>
          <table:table-cell table:formula="of:=[.G86]/[.H86]" office:value-type="float" office:value="416429.504880455" calcext:value-type="float">
            <text:p>416429.504880455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980.211182" calcext:value-type="float">
            <text:p>1980.211182</text:p>
          </table:table-cell>
          <table:table-cell office:value-type="float" office:value="8" calcext:value-type="float">
            <text:p>8</text:p>
          </table:table-cell>
          <table:table-cell table:formula="of:=[.B87]*[.B87]" office:value-type="float" office:value="4194304" calcext:value-type="float">
            <text:p>4194304</text:p>
          </table:table-cell>
          <table:table-cell table:formula="of:=[.E87]/1000" office:value-type="float" office:value="1.980211182" calcext:value-type="float">
            <text:p>1.980211182</text:p>
          </table:table-cell>
          <table:table-cell table:formula="of:=[.G87]/[.H87]" office:value-type="float" office:value="2118109.44111717" calcext:value-type="float">
            <text:p>2118109.4411171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946.526245" calcext:value-type="float">
            <text:p>1946.526245</text:p>
          </table:table-cell>
          <table:table-cell office:value-type="float" office:value="16" calcext:value-type="float">
            <text:p>16</text:p>
          </table:table-cell>
          <table:table-cell table:formula="of:=[.B88]*[.B88]" office:value-type="float" office:value="4194304" calcext:value-type="float">
            <text:p>4194304</text:p>
          </table:table-cell>
          <table:table-cell table:formula="of:=[.E88]/1000" office:value-type="float" office:value="1.946526245" calcext:value-type="float">
            <text:p>1.946526245</text:p>
          </table:table-cell>
          <table:table-cell table:formula="of:=[.G88]/[.H88]" office:value-type="float" office:value="2154763.65179962" calcext:value-type="float">
            <text:p>2154763.6517996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2246.373779" calcext:value-type="float">
            <text:p>2246.373779</text:p>
          </table:table-cell>
          <table:table-cell office:value-type="float" office:value="32" calcext:value-type="float">
            <text:p>32</text:p>
          </table:table-cell>
          <table:table-cell table:formula="of:=[.B89]*[.B89]" office:value-type="float" office:value="4194304" calcext:value-type="float">
            <text:p>4194304</text:p>
          </table:table-cell>
          <table:table-cell table:formula="of:=[.E89]/1000" office:value-type="float" office:value="2.246373779" calcext:value-type="float">
            <text:p>2.246373779</text:p>
          </table:table-cell>
          <table:table-cell table:formula="of:=[.G89]/[.H89]" office:value-type="float" office:value="1867144.30127792" calcext:value-type="float">
            <text:p>1867144.3012779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40151.183594" calcext:value-type="float">
            <text:p>40151.183594</text:p>
          </table:table-cell>
          <table:table-cell/>
          <table:table-cell table:formula="of:=[.B90]*[.B90]" office:value-type="float" office:value="16777216" calcext:value-type="float">
            <text:p>16777216</text:p>
          </table:table-cell>
          <table:table-cell table:formula="of:=[.E90]/1000" office:value-type="float" office:value="40.151183594" calcext:value-type="float">
            <text:p>40.151183594</text:p>
          </table:table-cell>
          <table:table-cell table:formula="of:=[.G90]/[.H90]" office:value-type="float" office:value="417851.094245379" calcext:value-type="float">
            <text:p>417851.094245379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7741.387695" calcext:value-type="float">
            <text:p>7741.387695</text:p>
          </table:table-cell>
          <table:table-cell office:value-type="float" office:value="8" calcext:value-type="float">
            <text:p>8</text:p>
          </table:table-cell>
          <table:table-cell table:formula="of:=[.B91]*[.B91]" office:value-type="float" office:value="16777216" calcext:value-type="float">
            <text:p>16777216</text:p>
          </table:table-cell>
          <table:table-cell table:formula="of:=[.E91]/1000" office:value-type="float" office:value="7.741387695" calcext:value-type="float">
            <text:p>7.741387695</text:p>
          </table:table-cell>
          <table:table-cell table:formula="of:=[.G91]/[.H91]" office:value-type="float" office:value="2167210.40994188" calcext:value-type="float">
            <text:p>2167210.4099418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7613.084473" calcext:value-type="float">
            <text:p>7613.084473</text:p>
          </table:table-cell>
          <table:table-cell office:value-type="float" office:value="16" calcext:value-type="float">
            <text:p>16</text:p>
          </table:table-cell>
          <table:table-cell table:formula="of:=[.B92]*[.B92]" office:value-type="float" office:value="16777216" calcext:value-type="float">
            <text:p>16777216</text:p>
          </table:table-cell>
          <table:table-cell table:formula="of:=[.E92]/1000" office:value-type="float" office:value="7.613084473" calcext:value-type="float">
            <text:p>7.613084473</text:p>
          </table:table-cell>
          <table:table-cell table:formula="of:=[.G92]/[.H92]" office:value-type="float" office:value="2203734.38118293" calcext:value-type="float">
            <text:p>2203734.3811829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8287.321289" calcext:value-type="float">
            <text:p>8287.321289</text:p>
          </table:table-cell>
          <table:table-cell office:value-type="float" office:value="32" calcext:value-type="float">
            <text:p>32</text:p>
          </table:table-cell>
          <table:table-cell table:formula="of:=[.B93]*[.B93]" office:value-type="float" office:value="16777216" calcext:value-type="float">
            <text:p>16777216</text:p>
          </table:table-cell>
          <table:table-cell table:formula="of:=[.E93]/1000" office:value-type="float" office:value="8.287321289" calcext:value-type="float">
            <text:p>8.287321289</text:p>
          </table:table-cell>
          <table:table-cell table:formula="of:=[.G93]/[.H93]" office:value-type="float" office:value="2024443.77561045" calcext:value-type="float">
            <text:p>2024443.77561045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30513.109375" calcext:value-type="float">
            <text:p>130513.109375</text:p>
          </table:table-cell>
          <table:table-cell/>
          <table:table-cell table:formula="of:=[.B94]*[.B94]" office:value-type="float" office:value="67108864" calcext:value-type="float">
            <text:p>67108864</text:p>
          </table:table-cell>
          <table:table-cell table:formula="of:=[.E94]/1000" office:value-type="float" office:value="130.513109375" calcext:value-type="float">
            <text:p>130.513109375</text:p>
          </table:table-cell>
          <table:table-cell table:formula="of:=[.G94]/[.H94]" office:value-type="float" office:value="514192.515383093" calcext:value-type="float">
            <text:p>514192.51538309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30798.117188" calcext:value-type="float">
            <text:p>30798.117188</text:p>
          </table:table-cell>
          <table:table-cell office:value-type="float" office:value="8" calcext:value-type="float">
            <text:p>8</text:p>
          </table:table-cell>
          <table:table-cell table:formula="of:=[.B95]*[.B95]" office:value-type="float" office:value="67108864" calcext:value-type="float">
            <text:p>67108864</text:p>
          </table:table-cell>
          <table:table-cell table:formula="of:=[.E95]/1000" office:value-type="float" office:value="30.798117188" calcext:value-type="float">
            <text:p>30.798117188</text:p>
          </table:table-cell>
          <table:table-cell table:formula="of:=[.G95]/[.H95]" office:value-type="float" office:value="2178992.42315202" calcext:value-type="float">
            <text:p>2178992.42315202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29942.574219" calcext:value-type="float">
            <text:p>29942.574219</text:p>
          </table:table-cell>
          <table:table-cell office:value-type="float" office:value="16" calcext:value-type="float">
            <text:p>16</text:p>
          </table:table-cell>
          <table:table-cell table:formula="of:=[.B96]*[.B96]" office:value-type="float" office:value="67108864" calcext:value-type="float">
            <text:p>67108864</text:p>
          </table:table-cell>
          <table:table-cell table:formula="of:=[.E96]/1000" office:value-type="float" office:value="29.942574219" calcext:value-type="float">
            <text:p>29.942574219</text:p>
          </table:table-cell>
          <table:table-cell table:formula="of:=[.G96]/[.H96]" office:value-type="float" office:value="2241252.32216728" calcext:value-type="float">
            <text:p>2241252.32216728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8192" calcext:value-type="float">
            <text:p>8192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32341.615234" calcext:value-type="float">
            <text:p>32341.615234</text:p>
          </table:table-cell>
          <table:table-cell office:value-type="float" office:value="32" calcext:value-type="float">
            <text:p>32</text:p>
          </table:table-cell>
          <table:table-cell table:formula="of:=[.B97]*[.B97]" office:value-type="float" office:value="67108864" calcext:value-type="float">
            <text:p>67108864</text:p>
          </table:table-cell>
          <table:table-cell table:formula="of:=[.E97]/1000" office:value-type="float" office:value="32.341615234" calcext:value-type="float">
            <text:p>32.341615234</text:p>
          </table:table-cell>
          <table:table-cell table:formula="of:=[.G97]/[.H97]" office:value-type="float" office:value="2075000.38308074" calcext:value-type="float">
            <text:p>2075000.3830807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489652.90625" calcext:value-type="float">
            <text:p>489652.90625</text:p>
          </table:table-cell>
          <table:table-cell/>
          <table:table-cell table:formula="of:=[.B98]*[.B98]" office:value-type="float" office:value="268435456" calcext:value-type="float">
            <text:p>268435456</text:p>
          </table:table-cell>
          <table:table-cell table:formula="of:=[.E98]/1000" office:value-type="float" office:value="489.65290625" calcext:value-type="float">
            <text:p>489.65290625</text:p>
          </table:table-cell>
          <table:table-cell table:formula="of:=[.G98]/[.H98]" office:value-type="float" office:value="548215.792398353" calcext:value-type="float">
            <text:p>548215.79239835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22533.96875" calcext:value-type="float">
            <text:p>122533.96875</text:p>
          </table:table-cell>
          <table:table-cell office:value-type="float" office:value="8" calcext:value-type="float">
            <text:p>8</text:p>
          </table:table-cell>
          <table:table-cell table:formula="of:=[.B99]*[.B99]" office:value-type="float" office:value="268435456" calcext:value-type="float">
            <text:p>268435456</text:p>
          </table:table-cell>
          <table:table-cell table:formula="of:=[.E99]/1000" office:value-type="float" office:value="122.53396875" calcext:value-type="float">
            <text:p>122.53396875</text:p>
          </table:table-cell>
          <table:table-cell table:formula="of:=[.G99]/[.H99]" office:value-type="float" office:value="2190702.37207183" calcext:value-type="float">
            <text:p>2190702.37207183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19150.289062" calcext:value-type="float">
            <text:p>119150.289062</text:p>
          </table:table-cell>
          <table:table-cell office:value-type="float" office:value="16" calcext:value-type="float">
            <text:p>16</text:p>
          </table:table-cell>
          <table:table-cell table:formula="of:=[.B100]*[.B100]" office:value-type="float" office:value="268435456" calcext:value-type="float">
            <text:p>268435456</text:p>
          </table:table-cell>
          <table:table-cell table:formula="of:=[.E100]/1000" office:value-type="float" office:value="119.150289062" calcext:value-type="float">
            <text:p>119.150289062</text:p>
          </table:table-cell>
          <table:table-cell table:formula="of:=[.G100]/[.H100]" office:value-type="float" office:value="2252914.85327677" calcext:value-type="float">
            <text:p>2252914.85327677</text:p>
          </table:table-cell>
        </table:table-row>
        <table:table-row table:style-name="ro1">
          <table:table-cell office:value-type="string" calcext:value-type="string">
            <text:p>mem</text:p>
          </table:table-cell>
          <table:table-cell office:value-type="float" office:value="16384" calcext:value-type="float">
            <text:p>16384</text:p>
          </table:table-cell>
          <table:table-cell office:value-type="float" office:value="10000" calcext:value-type="float">
            <text:p>10000</text:p>
          </table:table-cell>
          <table:table-cell office:value-type="float" office:value="512" calcext:value-type="float">
            <text:p>512</text:p>
          </table:table-cell>
          <table:table-cell office:value-type="float" office:value="127460.179688" calcext:value-type="float">
            <text:p>127460.179688</text:p>
          </table:table-cell>
          <table:table-cell office:value-type="float" office:value="32" calcext:value-type="float">
            <text:p>32</text:p>
          </table:table-cell>
          <table:table-cell table:formula="of:=[.B101]*[.B101]" office:value-type="float" office:value="268435456" calcext:value-type="float">
            <text:p>268435456</text:p>
          </table:table-cell>
          <table:table-cell table:formula="of:=[.E101]/1000" office:value-type="float" office:value="127.460179688" calcext:value-type="float">
            <text:p>127.460179688</text:p>
          </table:table-cell>
          <table:table-cell table:formula="of:=[.G101]/[.H101]" office:value-type="float" office:value="2106033.87392896" calcext:value-type="float">
            <text:p>2106033.87392896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59348352" calcext:value-type="float">
            <text:p>259348352</text:p>
          </table:table-cell>
          <table:table-cell/>
          <table:table-cell table:formula="of:=[.B102]*[.B102]" office:value-type="float" office:value="1048576" calcext:value-type="float">
            <text:p>1048576</text:p>
          </table:table-cell>
          <table:table-cell table:formula="of:=[.E102]/1000" office:value-type="float" office:value="259348.352" calcext:value-type="float">
            <text:p>259348.352</text:p>
          </table:table-cell>
          <table:table-cell table:formula="of:=[.G102]/[.H102]" office:value-type="float" office:value="4.04311803762686" calcext:value-type="float">
            <text:p>4.0431180376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2048" calcext:value-type="float">
            <text:p>2048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38917248" calcext:value-type="float">
            <text:p>1038917248</text:p>
          </table:table-cell>
          <table:table-cell/>
          <table:table-cell table:formula="of:=[.B103]*[.B103]" office:value-type="float" office:value="4194304" calcext:value-type="float">
            <text:p>4194304</text:p>
          </table:table-cell>
          <table:table-cell table:formula="of:=[.E103]/1000" office:value-type="float" office:value="1038917.248" calcext:value-type="float">
            <text:p>1038917.248</text:p>
          </table:table-cell>
          <table:table-cell table:formula="of:=[.G103]/[.H103]" office:value-type="float" office:value="4.03718776261957" calcext:value-type="float">
            <text:p>4.0371877626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141851648" calcext:value-type="float">
            <text:p>4141851648</text:p>
          </table:table-cell>
          <table:table-cell/>
          <table:table-cell table:formula="of:=[.B104]*[.B104]" office:value-type="float" office:value="16777216" calcext:value-type="float">
            <text:p>16777216</text:p>
          </table:table-cell>
          <table:table-cell table:formula="of:=[.E104]/1000" office:value-type="float" office:value="4141851.648" calcext:value-type="float">
            <text:p>4141851.648</text:p>
          </table:table-cell>
          <table:table-cell table:formula="of:=[.G104]/[.H104]" office:value-type="float" office:value="4.05065594469114" calcext:value-type="float">
            <text:p>4.0506559447</text:p>
          </table:table-cell>
        </table:table-row>
      </table:table>
      <table:table table:name="table_performance" table:style-name="ta1"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4" table:default-cell-style-name="ce2"/>
        <table:table-column table:style-name="co11" table:default-cell-style-name="ce2"/>
        <table:table-column table:style-name="co15" table:number-columns-repeated="2" table:default-cell-style-name="ce2"/>
        <table:table-column table:style-name="co14" table:default-cell-style-name="ce2"/>
        <table:table-column table:style-name="co11" table:default-cell-style-name="ce2"/>
        <table:table-column table:style-name="co15" table:number-columns-repeated="2" table:default-cell-style-name="ce2"/>
        <table:table-column table:style-name="co14" table:default-cell-style-name="ce2"/>
        <table:table-column table:style-name="co11" table:default-cell-style-name="ce2"/>
        <table:table-column table:style-name="co15" table:default-cell-style-name="ce2"/>
        <table:table-column table:style-name="co16" table:default-cell-style-name="ce2"/>
        <table:table-column table:style-name="co16" table:default-cell-style-name="Default"/>
        <table:table-row table:style-name="ro1">
          <table:table-cell office:value-type="string" calcext:value-type="string">
            <text:p>World Size</text:p>
          </table:table-cell>
          <table:table-cell table:style-name="Default" office:value-type="string" calcext:value-type="string">
            <text:p>CPU (Sequential)</text:p>
          </table:table-cell>
          <table:table-cell table:style-name="Default" office:value-type="string" calcext:value-type="string">
            <text:p>Naive – 32 Threads</text:p>
          </table:table-cell>
          <table:table-cell table:style-name="Default" office:value-type="string" calcext:value-type="string">
            <text:p>Opt. 32 Threads – 8bpt</text:p>
          </table:table-cell>
          <table:table-cell table:style-name="Default" office:value-type="string" calcext:value-type="string">
            <text:p>Opt. 32 Threads – 16bpt</text:p>
          </table:table-cell>
          <table:table-cell table:style-name="Default" office:value-type="string" calcext:value-type="string">
            <text:p>Opt. 32 Threads – 32bpt</text:p>
          </table:table-cell>
          <table:table-cell table:style-name="Default" office:value-type="string" calcext:value-type="string">
            <text:p>Naive – 64 Threads</text:p>
          </table:table-cell>
          <table:table-cell table:style-name="Default" office:value-type="string" calcext:value-type="string">
            <text:p>Opt. 64 Threads – 8bpt</text:p>
          </table:table-cell>
          <table:table-cell table:style-name="Default" office:value-type="string" calcext:value-type="string">
            <text:p>Opt. 64 Threads – 16bpt</text:p>
          </table:table-cell>
          <table:table-cell table:style-name="Default" office:value-type="string" calcext:value-type="string">
            <text:p>Opt. 64 Threads – 32bpt</text:p>
          </table:table-cell>
          <table:table-cell table:style-name="Default" office:value-type="string" calcext:value-type="string">
            <text:p>Naive – 128 Threads</text:p>
          </table:table-cell>
          <table:table-cell table:style-name="Default" office:value-type="string" calcext:value-type="string">
            <text:p>Opt. 128 Threads – 8bpt</text:p>
          </table:table-cell>
          <table:table-cell table:style-name="Default" office:value-type="string" calcext:value-type="string">
            <text:p>Opt. 128 Threads – 16bpt</text:p>
          </table:table-cell>
          <table:table-cell table:style-name="Default" office:value-type="string" calcext:value-type="string">
            <text:p>Opt. 128 Threads – 32bpt</text:p>
          </table:table-cell>
          <table:table-cell table:style-name="Default" office:value-type="string" calcext:value-type="string">
            <text:p>Naive – 256 Threads</text:p>
          </table:table-cell>
          <table:table-cell table:style-name="Default" office:value-type="string" calcext:value-type="string">
            <text:p>Opt. 256 Threads – 8bpt</text:p>
          </table:table-cell>
          <table:table-cell table:style-name="Default" office:value-type="string" calcext:value-type="string">
            <text:p>Opt. 256 Threads – 16bpt</text:p>
          </table:table-cell>
          <table:table-cell table:style-name="Default" office:value-type="string" calcext:value-type="string">
            <text:p>Opt. 256 Threads – 32bpt</text:p>
          </table:table-cell>
          <table:table-cell table:style-name="Default" office:value-type="string" calcext:value-type="string">
            <text:p>Naive – 512 Threads</text:p>
          </table:table-cell>
          <table:table-cell table:style-name="Default" office:value-type="string" calcext:value-type="string">
            <text:p>Opt. 512 Threads – 8bpt</text:p>
          </table:table-cell>
          <table:table-cell table:style-name="Default" office:value-type="string" calcext:value-type="string">
            <text:p>Opt. 512 Threads – 16bpt</text:p>
          </table:table-cell>
          <table:table-cell table:style-name="Default" office:value-type="string" calcext:value-type="string">
            <text:p>Opt. 512 Threads – 32bpt</text:p>
          </table:table-cell>
          <table:table-cell office:value-type="string" calcext:value-type="string">
            <text:p>Most Efficient</text:p>
          </table:table-cell>
        </table:table-row>
        <table:table-row table:style-name="ro1">
          <table:table-cell office:value-type="string" calcext:value-type="string">
            <text:p>1024x1024</text:p>
          </table:table-cell>
          <table:table-cell table:style-name="ce1" table:formula="of:=[data.I102]" office:value-type="float" office:value="4.04311803762686" calcext:value-type="float">
            <text:p>4.04</text:p>
          </table:table-cell>
          <table:table-cell table:formula="of:=[data.I2]" office:value-type="float" office:value="416028.030078969" calcext:value-type="float">
            <text:p>416028.03</text:p>
          </table:table-cell>
          <table:table-cell table:formula="of:=[data.I3]" office:value-type="float" office:value="1976075.18217381" calcext:value-type="float">
            <text:p>1976075.18</text:p>
          </table:table-cell>
          <table:table-cell table:formula="of:=[data.I4]" office:value-type="float" office:value="1951380.84933121" calcext:value-type="float">
            <text:p>1951380.85</text:p>
          </table:table-cell>
          <table:table-cell table:formula="of:=[data.I5]" office:value-type="float" office:value="1749417.83435764" calcext:value-type="float">
            <text:p>1749417.83</text:p>
          </table:table-cell>
          <table:table-cell table:formula="of:=[data.I22]" office:value-type="float" office:value="420836.668484747" calcext:value-type="float">
            <text:p>420836.67</text:p>
          </table:table-cell>
          <table:table-cell table:style-name="ce1" table:formula="of:=[data.I23]" office:value-type="float" office:value="1978565.36327071" calcext:value-type="float">
            <text:p>1978565.36</text:p>
          </table:table-cell>
          <table:table-cell table:style-name="ce1" table:formula="of:=[data.I24]" office:value-type="float" office:value="1953293.10727869" calcext:value-type="float">
            <text:p>1953293.11</text:p>
          </table:table-cell>
          <table:table-cell table:style-name="ce1" table:formula="of:=[data.I25]" office:value-type="float" office:value="1742800.91773283" calcext:value-type="float">
            <text:p>1742800.92</text:p>
          </table:table-cell>
          <table:table-cell table:formula="of:=[data.I42]" office:value-type="float" office:value="420673.234648676" calcext:value-type="float">
            <text:p>420673.23</text:p>
          </table:table-cell>
          <table:table-cell table:style-name="ce1" table:formula="of:=[data.I43]" office:value-type="float" office:value="1982201.9521586" calcext:value-type="float">
            <text:p>1982201.95</text:p>
          </table:table-cell>
          <table:table-cell table:style-name="ce1" table:formula="of:=[data.I44]" office:value-type="float" office:value="1964411.09281237" calcext:value-type="float">
            <text:p>1964411.09</text:p>
          </table:table-cell>
          <table:table-cell table:style-name="ce1" table:formula="of:=[data.I45]" office:value-type="float" office:value="1759245.98796414" calcext:value-type="float">
            <text:p>1759245.99</text:p>
          </table:table-cell>
          <table:table-cell table:style-name="ce1" table:formula="of:=[data.I62]" office:value-type="float" office:value="417825.891418372" calcext:value-type="float">
            <text:p>417825.89</text:p>
          </table:table-cell>
          <table:table-cell table:style-name="ce1" table:formula="of:=[data.I63]" office:value-type="float" office:value="2006325.83413399" calcext:value-type="float">
            <text:p>2006325.83</text:p>
          </table:table-cell>
          <table:table-cell table:style-name="ce1" table:formula="of:=[data.I64]" office:value-type="float" office:value="1889109.6477757" calcext:value-type="float">
            <text:p>1889109.65</text:p>
          </table:table-cell>
          <table:table-cell table:style-name="ce1" table:formula="of:=[data.I65]" office:value-type="float" office:value="1578533.14393312" calcext:value-type="float">
            <text:p>1578533.14</text:p>
          </table:table-cell>
          <table:table-cell table:style-name="ce1" table:formula="of:=[data.I82]" office:value-type="float" office:value="411987.191546035" calcext:value-type="float">
            <text:p>411987.19</text:p>
          </table:table-cell>
          <table:table-cell table:style-name="ce1" table:formula="of:=[data.I83]" office:value-type="float" office:value="1888531.09536808" calcext:value-type="float">
            <text:p>1888531.10</text:p>
          </table:table-cell>
          <table:table-cell table:formula="of:=[data.I84]" office:value-type="float" office:value="1685555.48204948" calcext:value-type="float">
            <text:p>1685555.48</text:p>
          </table:table-cell>
          <table:table-cell table:style-name="ce1" table:formula="of:=[data.I85]" office:value-type="float" office:value="1602039.02342569" calcext:value-type="float">
            <text:p>1602039.02</text:p>
          </table:table-cell>
          <table:table-cell table:formula="of:=LOOKUP(MAX([.B2:.V2]); [.B2:.V2]; [.$B$1:.$V$1])" office:value-type="string" office:string-value="Opt. 256 Threads – 8bpt" calcext:value-type="string">
            <text:p>Opt. 256 Threads – 8bpt</text:p>
          </table:table-cell>
        </table:table-row>
        <table:table-row table:style-name="ro1">
          <table:table-cell office:value-type="string" calcext:value-type="string">
            <text:p>2048x2048</text:p>
          </table:table-cell>
          <table:table-cell table:style-name="ce1" table:formula="of:=[data.I103]" office:value-type="float" office:value="4.03718776261957" calcext:value-type="float">
            <text:p>4.04</text:p>
          </table:table-cell>
          <table:table-cell table:formula="of:=[data.I6]" office:value-type="float" office:value="485300.732910782" calcext:value-type="float">
            <text:p>485300.73</text:p>
          </table:table-cell>
          <table:table-cell table:style-name="ce1" table:formula="of:=[data.I7]" office:value-type="float" office:value="2116582.07849471" calcext:value-type="float">
            <text:p>2116582.08</text:p>
          </table:table-cell>
          <table:table-cell table:formula="of:=[data.I8]" office:value-type="float" office:value="2141809.86003184" calcext:value-type="float">
            <text:p>2141809.86</text:p>
          </table:table-cell>
          <table:table-cell table:formula="of:=[data.I9]" office:value-type="float" office:value="1887696.91104292" calcext:value-type="float">
            <text:p>1887696.91</text:p>
          </table:table-cell>
          <table:table-cell table:style-name="ce1" table:formula="of:=[data.I26]" office:value-type="float" office:value="480109.058330082" calcext:value-type="float">
            <text:p>480109.06</text:p>
          </table:table-cell>
          <table:table-cell table:style-name="ce1" table:formula="of:=[data.I27]" office:value-type="float" office:value="2117685.17071105" calcext:value-type="float">
            <text:p>2117685.17</text:p>
          </table:table-cell>
          <table:table-cell table:formula="of:=[data.I28]" office:value-type="float" office:value="2140584.01075857" calcext:value-type="float">
            <text:p>2140584.01</text:p>
          </table:table-cell>
          <table:table-cell table:style-name="ce1" table:formula="of:=[data.I29]" office:value-type="float" office:value="1948493.50500578" calcext:value-type="float">
            <text:p>1948493.51</text:p>
          </table:table-cell>
          <table:table-cell table:formula="of:=[data.I46]" office:value-type="float" office:value="424331.344153056" calcext:value-type="float">
            <text:p>424331.34</text:p>
          </table:table-cell>
          <table:table-cell table:style-name="ce1" table:formula="of:=[data.I47]" office:value-type="float" office:value="2118972.4761197" calcext:value-type="float">
            <text:p>2118972.48</text:p>
          </table:table-cell>
          <table:table-cell table:style-name="ce1" table:formula="of:=[data.I48]" office:value-type="float" office:value="2141105.16239034" calcext:value-type="float">
            <text:p>2141105.16</text:p>
          </table:table-cell>
          <table:table-cell table:style-name="ce1" table:formula="of:=[data.I49]" office:value-type="float" office:value="1962132.51680705" calcext:value-type="float">
            <text:p>1962132.52</text:p>
          </table:table-cell>
          <table:table-cell table:style-name="ce1" table:formula="of:=[data.I66]" office:value-type="float" office:value="420562.962937627" calcext:value-type="float">
            <text:p>420562.96</text:p>
          </table:table-cell>
          <table:table-cell table:style-name="ce1" table:formula="of:=[data.I67]" office:value-type="float" office:value="2113078.11443727" calcext:value-type="float">
            <text:p>2113078.11</text:p>
          </table:table-cell>
          <table:table-cell table:style-name="ce1" table:formula="of:=[data.I68]" office:value-type="float" office:value="2159190.37386849" calcext:value-type="float">
            <text:p>2159190.37</text:p>
          </table:table-cell>
          <table:table-cell table:style-name="ce1" table:formula="of:=[data.I69]" office:value-type="float" office:value="1967322.40959599" calcext:value-type="float">
            <text:p>1967322.41</text:p>
          </table:table-cell>
          <table:table-cell table:style-name="ce1" table:formula="of:=[data.I86]" office:value-type="float" office:value="416429.504880455" calcext:value-type="float">
            <text:p>416429.50</text:p>
          </table:table-cell>
          <table:table-cell table:style-name="ce1" table:formula="of:=[data.I87]" office:value-type="float" office:value="2118109.44111717" calcext:value-type="float">
            <text:p>2118109.44</text:p>
          </table:table-cell>
          <table:table-cell table:style-name="ce1" table:formula="of:=[data.I88]" office:value-type="float" office:value="2154763.65179962" calcext:value-type="float">
            <text:p>2154763.65</text:p>
          </table:table-cell>
          <table:table-cell table:style-name="ce1" table:formula="of:=[data.I89]" office:value-type="float" office:value="1867144.30127792" calcext:value-type="float">
            <text:p>1867144.30</text:p>
          </table:table-cell>
          <table:table-cell table:formula="of:=LOOKUP(MAX([.B3:.V3]); [.B3:.V3]; [.$B$1:.$V$1])" office:value-type="string" office:string-value="Opt. 256 Threads – 16bpt" calcext:value-type="string">
            <text:p>Opt. 256 Threads – 16bpt</text:p>
          </table:table-cell>
        </table:table-row>
        <table:table-row table:style-name="ro1">
          <table:table-cell office:value-type="string" calcext:value-type="string">
            <text:p>4096x4096</text:p>
          </table:table-cell>
          <table:table-cell table:style-name="ce1" table:formula="of:=[data.I104]" office:value-type="float" office:value="4.05065594469114" calcext:value-type="float">
            <text:p>4.05</text:p>
          </table:table-cell>
          <table:table-cell table:formula="of:=[data.I10]" office:value-type="float" office:value="511490.436846258" calcext:value-type="float">
            <text:p>511490.44</text:p>
          </table:table-cell>
          <table:table-cell table:style-name="ce1" table:formula="of:=[data.I11]" office:value-type="float" office:value="2159589.63272158" calcext:value-type="float">
            <text:p>2159589.63</text:p>
          </table:table-cell>
          <table:table-cell table:formula="of:=[data.I12]" office:value-type="float" office:value="2217827.02222719" calcext:value-type="float">
            <text:p>2217827.02</text:p>
          </table:table-cell>
          <table:table-cell table:formula="of:=[data.I13]" office:value-type="float" office:value="2035253.65554218" calcext:value-type="float">
            <text:p>2035253.66</text:p>
          </table:table-cell>
          <table:table-cell table:style-name="ce1" table:formula="of:=[data.I30]" office:value-type="float" office:value="536973.776036824" calcext:value-type="float">
            <text:p>536973.78</text:p>
          </table:table-cell>
          <table:table-cell table:formula="of:=[data.I31]" office:value-type="float" office:value="2158054.20216051" calcext:value-type="float">
            <text:p>2158054.20</text:p>
          </table:table-cell>
          <table:table-cell table:style-name="ce1" table:formula="of:=[data.I32]" office:value-type="float" office:value="2215631.05875782" calcext:value-type="float">
            <text:p>2215631.06</text:p>
          </table:table-cell>
          <table:table-cell table:style-name="ce1" table:formula="of:=[data.I33]" office:value-type="float" office:value="2049184.76699085" calcext:value-type="float">
            <text:p>2049184.77</text:p>
          </table:table-cell>
          <table:table-cell table:style-name="ce1" table:formula="of:=[data.I50]" office:value-type="float" office:value="517230.879653247" calcext:value-type="float">
            <text:p>517230.88</text:p>
          </table:table-cell>
          <table:table-cell table:style-name="ce1" table:formula="of:=[data.I51]" office:value-type="float" office:value="2162627.17454788" calcext:value-type="float">
            <text:p>2162627.17</text:p>
          </table:table-cell>
          <table:table-cell table:style-name="ce1" table:formula="of:=[data.I52]" office:value-type="float" office:value="2219971.83316895" calcext:value-type="float">
            <text:p>2219971.83</text:p>
          </table:table-cell>
          <table:table-cell table:style-name="ce1" table:formula="of:=[data.I53]" office:value-type="float" office:value="2062002.18745123" calcext:value-type="float">
            <text:p>2062002.19</text:p>
          </table:table-cell>
          <table:table-cell table:style-name="ce1" table:formula="of:=[data.I70]" office:value-type="float" office:value="481469.752364418" calcext:value-type="float">
            <text:p>481469.75</text:p>
          </table:table-cell>
          <table:table-cell table:style-name="ce1" table:formula="of:=[data.I71]" office:value-type="float" office:value="2168802.02302679" calcext:value-type="float">
            <text:p>2168802.02</text:p>
          </table:table-cell>
          <table:table-cell table:style-name="ce1" table:formula="of:=[data.I72]" office:value-type="float" office:value="2220816.96749944" calcext:value-type="float">
            <text:p>2220816.97</text:p>
          </table:table-cell>
          <table:table-cell table:style-name="ce1" table:formula="of:=[data.I73]" office:value-type="float" office:value="2045776.82994539" calcext:value-type="float">
            <text:p>2045776.83</text:p>
          </table:table-cell>
          <table:table-cell table:style-name="ce1" table:formula="of:=[data.I90]" office:value-type="float" office:value="417851.094245379" calcext:value-type="float">
            <text:p>417851.09</text:p>
          </table:table-cell>
          <table:table-cell table:style-name="ce1" table:formula="of:=[data.I91]" office:value-type="float" office:value="2167210.40994188" calcext:value-type="float">
            <text:p>2167210.41</text:p>
          </table:table-cell>
          <table:table-cell table:style-name="ce1" table:formula="of:=[data.I92]" office:value-type="float" office:value="2203734.38118293" calcext:value-type="float">
            <text:p>2203734.38</text:p>
          </table:table-cell>
          <table:table-cell table:style-name="ce1" table:formula="of:=[data.I93]" office:value-type="float" office:value="2024443.77561045" calcext:value-type="float">
            <text:p>2024443.78</text:p>
          </table:table-cell>
          <table:table-cell table:formula="of:=LOOKUP(MAX([.B4:.V4]); [.B4:.V4]; [.$B$1:.$V$1])" office:value-type="string" office:string-value="Opt. 256 Threads – 16bpt" calcext:value-type="string">
            <text:p>Opt. 256 Threads – 16bpt</text:p>
          </table:table-cell>
        </table:table-row>
        <table:table-row table:style-name="ro1">
          <table:table-cell office:value-type="string" calcext:value-type="string">
            <text:p>8192x8192</text:p>
          </table:table-cell>
          <table:table-cell/>
          <table:table-cell table:formula="of:=[data.I14]" office:value-type="float" office:value="512299.460938347" calcext:value-type="float">
            <text:p>512299.46</text:p>
          </table:table-cell>
          <table:table-cell table:style-name="ce1" table:formula="of:=[data.I15]" office:value-type="float" office:value="2159355.37902063" calcext:value-type="float">
            <text:p>2159355.38</text:p>
          </table:table-cell>
          <table:table-cell table:style-name="ce1" table:formula="of:=[data.I16]" office:value-type="float" office:value="2226824.57243897" calcext:value-type="float">
            <text:p>2226824.57</text:p>
          </table:table-cell>
          <table:table-cell table:style-name="ce1" table:formula="of:=[data.I17]" office:value-type="float" office:value="2079185.01907151" calcext:value-type="float">
            <text:p>2079185.02</text:p>
          </table:table-cell>
          <table:table-cell table:formula="of:=[data.I34]" office:value-type="float" office:value="551423.141008747" calcext:value-type="float">
            <text:p>551423.14</text:p>
          </table:table-cell>
          <table:table-cell table:style-name="ce1" table:formula="of:=[data.I35]" office:value-type="float" office:value="2166488.21804554" calcext:value-type="float">
            <text:p>2166488.22</text:p>
          </table:table-cell>
          <table:table-cell table:style-name="ce1" table:formula="of:=[data.I36]" office:value-type="float" office:value="2229084.29398533" calcext:value-type="float">
            <text:p>2229084.29</text:p>
          </table:table-cell>
          <table:table-cell table:style-name="ce1" table:formula="of:=[data.I37]" office:value-type="float" office:value="2078635.09633906" calcext:value-type="float">
            <text:p>2078635.10</text:p>
          </table:table-cell>
          <table:table-cell table:style-name="ce1" table:formula="of:=[data.I54]" office:value-type="float" office:value="546136.736132313" calcext:value-type="float">
            <text:p>546136.74</text:p>
          </table:table-cell>
          <table:table-cell table:style-name="ce1" table:formula="of:=[data.I55]" office:value-type="float" office:value="2163543.35993519" calcext:value-type="float">
            <text:p>2163543.36</text:p>
          </table:table-cell>
          <table:table-cell table:style-name="ce1" table:formula="of:=[data.I56]" office:value-type="float" office:value="2232313.65987836" calcext:value-type="float">
            <text:p>2232313.66</text:p>
          </table:table-cell>
          <table:table-cell table:style-name="ce1" table:formula="of:=[data.I57]" office:value-type="float" office:value="2090543.76867388" calcext:value-type="float">
            <text:p>2090543.77</text:p>
          </table:table-cell>
          <table:table-cell table:style-name="ce1" table:formula="of:=[data.I74]" office:value-type="float" office:value="536679.485134" calcext:value-type="float">
            <text:p>536679.49</text:p>
          </table:table-cell>
          <table:table-cell table:style-name="ce1" table:formula="of:=[data.I75]" office:value-type="float" office:value="2172647.66054985" calcext:value-type="float">
            <text:p>2172647.66</text:p>
          </table:table-cell>
          <table:table-cell table:style-name="ce1" table:formula="of:=[data.I76]" office:value-type="float" office:value="2232381.68140348" calcext:value-type="float">
            <text:p>2232381.68</text:p>
          </table:table-cell>
          <table:table-cell table:style-name="ce1" table:formula="of:=[data.I77]" office:value-type="float" office:value="2076584.88679504" calcext:value-type="float">
            <text:p>2076584.89</text:p>
          </table:table-cell>
          <table:table-cell table:style-name="ce1" table:formula="of:=[data.I94]" office:value-type="float" office:value="514192.515383093" calcext:value-type="float">
            <text:p>514192.52</text:p>
          </table:table-cell>
          <table:table-cell table:style-name="ce1" table:formula="of:=[data.I95]" office:value-type="float" office:value="2178992.42315202" calcext:value-type="float">
            <text:p>2178992.42</text:p>
          </table:table-cell>
          <table:table-cell table:style-name="ce1" table:formula="of:=[data.I96]" office:value-type="float" office:value="2241252.32216728" calcext:value-type="float">
            <text:p>2241252.32</text:p>
          </table:table-cell>
          <table:table-cell table:style-name="ce1" table:formula="of:=[data.I97]" office:value-type="float" office:value="2075000.38308074" calcext:value-type="float">
            <text:p>2075000.38</text:p>
          </table:table-cell>
          <table:table-cell table:formula="of:=LOOKUP(MAX([.B5:.V5]); [.B5:.V5]; [.$B$1:.$V$1])" office:value-type="string" office:string-value="Opt. 512 Threads – 16bpt" calcext:value-type="string">
            <text:p>Opt. 512 Threads – 16bpt</text:p>
          </table:table-cell>
        </table:table-row>
        <table:table-row table:style-name="ro1">
          <table:table-cell office:value-type="string" calcext:value-type="string">
            <text:p>16384x16384</text:p>
          </table:table-cell>
          <table:table-cell/>
          <table:table-cell table:formula="of:=[data.I18]" office:value-type="float" office:value="505381.417142645" calcext:value-type="float">
            <text:p>505381.42</text:p>
          </table:table-cell>
          <table:table-cell table:style-name="ce1" table:formula="of:=[data.I19]" office:value-type="float" office:value="2172006.00303407" calcext:value-type="float">
            <text:p>2172006.00</text:p>
          </table:table-cell>
          <table:table-cell table:style-name="ce1" table:formula="of:=[data.I20]" office:value-type="float" office:value="2237882.92891346" calcext:value-type="float">
            <text:p>2237882.93</text:p>
          </table:table-cell>
          <table:table-cell table:style-name="ce1" table:formula="of:=[data.I21]" office:value-type="float" office:value="2085347.20887967" calcext:value-type="float">
            <text:p>2085347.21</text:p>
          </table:table-cell>
          <table:table-cell table:style-name="ce1" table:formula="of:=[data.I38]" office:value-type="float" office:value="556814.403076802" calcext:value-type="float">
            <text:p>556814.40</text:p>
          </table:table-cell>
          <table:table-cell table:style-name="ce1" table:formula="of:=[data.I39]" office:value-type="float" office:value="2174958.95289873" calcext:value-type="float">
            <text:p>2174958.95</text:p>
          </table:table-cell>
          <table:table-cell table:style-name="ce1" table:formula="of:=[data.I40]" office:value-type="float" office:value="2240704.0799804" calcext:value-type="float">
            <text:p>2240704.08</text:p>
          </table:table-cell>
          <table:table-cell table:style-name="ce1" table:formula="of:=[data.I41]" office:value-type="float" office:value="2105913.18496788" calcext:value-type="float">
            <text:p>2105913.18</text:p>
          </table:table-cell>
          <table:table-cell table:style-name="ce1" table:formula="of:=[data.I58]" office:value-type="float" office:value="555876.359472642" calcext:value-type="float">
            <text:p>555876.36</text:p>
          </table:table-cell>
          <table:table-cell table:style-name="ce1" table:formula="of:=[data.I59]" office:value-type="float" office:value="2178006.77950974" calcext:value-type="float">
            <text:p>2178006.78</text:p>
          </table:table-cell>
          <table:table-cell table:style-name="ce1" table:formula="of:=[data.I60]" office:value-type="float" office:value="2242782.85571355" calcext:value-type="float">
            <text:p>2242782.86</text:p>
          </table:table-cell>
          <table:table-cell table:formula="of:=[data.I61]" office:value-type="float" office:value="2104684.75203303" calcext:value-type="float">
            <text:p>2104684.75</text:p>
          </table:table-cell>
          <table:table-cell table:style-name="ce1" table:formula="of:=[data.I78]" office:value-type="float" office:value="553946.69986159" calcext:value-type="float">
            <text:p>553946.70</text:p>
          </table:table-cell>
          <table:table-cell table:style-name="ce1" table:formula="of:=[data.I79]" office:value-type="float" office:value="2183758.33059938" calcext:value-type="float">
            <text:p>2183758.33</text:p>
          </table:table-cell>
          <table:table-cell table:style-name="ce1" table:formula="of:=[data.I80]" office:value-type="float" office:value="2249188.5818902" calcext:value-type="float">
            <text:p>2249188.58</text:p>
          </table:table-cell>
          <table:table-cell table:style-name="ce1" table:formula="of:=[data.I81]" office:value-type="float" office:value="2090333.15564961" calcext:value-type="float">
            <text:p>2090333.16</text:p>
          </table:table-cell>
          <table:table-cell table:style-name="ce1" table:formula="of:=[data.I98]" office:value-type="float" office:value="548215.792398353" calcext:value-type="float">
            <text:p>548215.79</text:p>
          </table:table-cell>
          <table:table-cell table:style-name="ce1" table:formula="of:=[data.I99]" office:value-type="float" office:value="2190702.37207183" calcext:value-type="float">
            <text:p>2190702.37</text:p>
          </table:table-cell>
          <table:table-cell table:style-name="ce1" table:formula="of:=[data.I100]" office:value-type="float" office:value="2252914.85327677" calcext:value-type="float">
            <text:p>2252914.85</text:p>
          </table:table-cell>
          <table:table-cell table:formula="of:=[data.I101]" office:value-type="float" office:value="2106033.87392896" calcext:value-type="float">
            <text:p>2106033.87</text:p>
          </table:table-cell>
          <table:table-cell table:formula="of:=LOOKUP(MAX([.B6:.V6]); [.B6:.V6]; [.$B$1:.$V$1])" office:value-type="string" office:string-value="Opt. 512 Threads – 16bpt" calcext:value-type="string">
            <text:p>Opt. 512 Threads – 16bpt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LOOKUP(MIN([.B$2:.B$6]);[.B$2:.B$6];[.$A$2:.$A$6])" office:value-type="string" office:string-value="2048x2048" calcext:value-type="string">
            <text:p>2048x2048</text:p>
          </table:table-cell>
          <table:table-cell table:formula="of:=LOOKUP(MIN([.C$2:.C$6]);[.C$2:.C$6];[.$A$2:.$A$6])" office:value-type="string" office:string-value="1024x1024" calcext:value-type="string">
            <text:p>1024x1024</text:p>
          </table:table-cell>
          <table:table-cell table:formula="of:=LOOKUP(MIN([.D$2:.D$6]);[.D$2:.D$6];[.$A$2:.$A$6])" office:value-type="string" office:string-value="1024x1024" calcext:value-type="string">
            <text:p>1024x1024</text:p>
          </table:table-cell>
          <table:table-cell table:formula="of:=LOOKUP(MIN([.E$2:.E$6]);[.E$2:.E$6];[.$A$2:.$A$6])" office:value-type="string" office:string-value="1024x1024" calcext:value-type="string">
            <text:p>1024x1024</text:p>
          </table:table-cell>
          <table:table-cell table:formula="of:=LOOKUP(MIN([.F$2:.F$6]);[.F$2:.F$6];[.$A$2:.$A$6])" office:value-type="string" office:string-value="1024x1024" calcext:value-type="string">
            <text:p>1024x1024</text:p>
          </table:table-cell>
          <table:table-cell table:formula="of:=LOOKUP(MIN([.G$2:.G$6]);[.G$2:.G$6];[.$A$2:.$A$6])" office:value-type="string" office:string-value="1024x1024" calcext:value-type="string">
            <text:p>1024x1024</text:p>
          </table:table-cell>
          <table:table-cell table:formula="of:=LOOKUP(MIN([.H$2:.H$6]);[.H$2:.H$6];[.$A$2:.$A$6])" office:value-type="string" office:string-value="1024x1024" calcext:value-type="string">
            <text:p>1024x1024</text:p>
          </table:table-cell>
          <table:table-cell table:formula="of:=LOOKUP(MIN([.I$2:.I$6]);[.I$2:.I$6];[.$A$2:.$A$6])" office:value-type="string" office:string-value="1024x1024" calcext:value-type="string">
            <text:p>1024x1024</text:p>
          </table:table-cell>
          <table:table-cell table:formula="of:=LOOKUP(MIN([.J$2:.J$6]);[.J$2:.J$6];[.$A$2:.$A$6])" office:value-type="string" office:string-value="1024x1024" calcext:value-type="string">
            <text:p>1024x1024</text:p>
          </table:table-cell>
          <table:table-cell table:formula="of:=LOOKUP(MIN([.K$2:.K$6]);[.K$2:.K$6];[.$A$2:.$A$6])" office:value-type="string" office:string-value="1024x1024" calcext:value-type="string">
            <text:p>1024x1024</text:p>
          </table:table-cell>
          <table:table-cell table:formula="of:=LOOKUP(MIN([.L$2:.L$6]);[.L$2:.L$6];[.$A$2:.$A$6])" office:value-type="string" office:string-value="1024x1024" calcext:value-type="string">
            <text:p>1024x1024</text:p>
          </table:table-cell>
          <table:table-cell table:formula="of:=LOOKUP(MIN([.M$2:.M$6]);[.M$2:.M$6];[.$A$2:.$A$6])" office:value-type="string" office:string-value="1024x1024" calcext:value-type="string">
            <text:p>1024x1024</text:p>
          </table:table-cell>
          <table:table-cell table:formula="of:=LOOKUP(MIN([.N$2:.N$6]);[.N$2:.N$6];[.$A$2:.$A$6])" office:value-type="string" office:string-value="1024x1024" calcext:value-type="string">
            <text:p>1024x1024</text:p>
          </table:table-cell>
          <table:table-cell table:formula="of:=LOOKUP(MIN([.O$2:.O$6]);[.O$2:.O$6];[.$A$2:.$A$6])" office:value-type="string" office:string-value="1024x1024" calcext:value-type="string">
            <text:p>1024x1024</text:p>
          </table:table-cell>
          <table:table-cell table:formula="of:=LOOKUP(MIN([.P$2:.P$6]);[.P$2:.P$6];[.$A$2:.$A$6])" office:value-type="string" office:string-value="1024x1024" calcext:value-type="string">
            <text:p>1024x1024</text:p>
          </table:table-cell>
          <table:table-cell table:formula="of:=LOOKUP(MIN([.Q$2:.Q$6]);[.Q$2:.Q$6];[.$A$2:.$A$6])" office:value-type="string" office:string-value="1024x1024" calcext:value-type="string">
            <text:p>1024x1024</text:p>
          </table:table-cell>
          <table:table-cell table:formula="of:=LOOKUP(MIN([.R$2:.R$6]);[.R$2:.R$6];[.$A$2:.$A$6])" office:value-type="string" office:string-value="1024x1024" calcext:value-type="string">
            <text:p>1024x1024</text:p>
          </table:table-cell>
          <table:table-cell table:formula="of:=LOOKUP(MIN([.S$2:.S$6]);[.S$2:.S$6];[.$A$2:.$A$6])" office:value-type="string" office:string-value="1024x1024" calcext:value-type="string">
            <text:p>1024x1024</text:p>
          </table:table-cell>
          <table:table-cell table:formula="of:=LOOKUP(MIN([.T$2:.T$6]);[.T$2:.T$6];[.$A$2:.$A$6])" office:value-type="string" office:string-value="1024x1024" calcext:value-type="string">
            <text:p>1024x1024</text:p>
          </table:table-cell>
          <table:table-cell table:formula="of:=LOOKUP(MIN([.U$2:.U$6]);[.U$2:.U$6];[.$A$2:.$A$6])" office:value-type="string" office:string-value="1024x1024" calcext:value-type="string">
            <text:p>1024x1024</text:p>
          </table:table-cell>
          <table:table-cell table:formula="of:=LOOKUP(MIN([.V$2:.V$6]);[.V$2:.V$6];[.$A$2:.$A$6])" office:value-type="string" office:string-value="1024x1024" calcext:value-type="string">
            <text:p>1024x1024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LOOKUP(MAX([.B$2:.B$6]);[.B$2:.B$6];[.$A$2:.$A$6])" office:value-type="string" office:string-value="4096x4096" calcext:value-type="string">
            <text:p>4096x4096</text:p>
          </table:table-cell>
          <table:table-cell table:formula="of:=LOOKUP(MAX([.C$2:.C$6]);[.C$2:.C$6];[.$A$2:.$A$6])" office:value-type="string" office:string-value="8192x8192" calcext:value-type="string">
            <text:p>8192x8192</text:p>
          </table:table-cell>
          <table:table-cell table:formula="of:=LOOKUP(MAX([.D$2:.D$6]);[.D$2:.D$6];[.$A$2:.$A$6])" office:value-type="string" office:string-value="16384x16384" calcext:value-type="string">
            <text:p>16384x16384</text:p>
          </table:table-cell>
          <table:table-cell table:formula="of:=LOOKUP(MAX([.E$2:.E$6]);[.E$2:.E$6];[.$A$2:.$A$6])" office:value-type="string" office:string-value="16384x16384" calcext:value-type="string">
            <text:p>16384x16384</text:p>
          </table:table-cell>
          <table:table-cell table:formula="of:=LOOKUP(MAX([.F$2:.F$6]);[.F$2:.F$6];[.$A$2:.$A$6])" office:value-type="string" office:string-value="16384x16384" calcext:value-type="string">
            <text:p>16384x16384</text:p>
          </table:table-cell>
          <table:table-cell table:formula="of:=LOOKUP(MAX([.G$2:.G$6]);[.G$2:.G$6];[.$A$2:.$A$6])" office:value-type="string" office:string-value="16384x16384" calcext:value-type="string">
            <text:p>16384x16384</text:p>
          </table:table-cell>
          <table:table-cell table:formula="of:=LOOKUP(MAX([.H$2:.H$6]);[.H$2:.H$6];[.$A$2:.$A$6])" office:value-type="string" office:string-value="16384x16384" calcext:value-type="string">
            <text:p>16384x16384</text:p>
          </table:table-cell>
          <table:table-cell table:formula="of:=LOOKUP(MAX([.I$2:.I$6]);[.I$2:.I$6];[.$A$2:.$A$6])" office:value-type="string" office:string-value="16384x16384" calcext:value-type="string">
            <text:p>16384x16384</text:p>
          </table:table-cell>
          <table:table-cell table:formula="of:=LOOKUP(MAX([.J$2:.J$6]);[.J$2:.J$6];[.$A$2:.$A$6])" office:value-type="string" office:string-value="16384x16384" calcext:value-type="string">
            <text:p>16384x16384</text:p>
          </table:table-cell>
          <table:table-cell table:formula="of:=LOOKUP(MAX([.K$2:.K$6]);[.K$2:.K$6];[.$A$2:.$A$6])" office:value-type="string" office:string-value="16384x16384" calcext:value-type="string">
            <text:p>16384x16384</text:p>
          </table:table-cell>
          <table:table-cell table:formula="of:=LOOKUP(MAX([.L$2:.L$6]);[.L$2:.L$6];[.$A$2:.$A$6])" office:value-type="string" office:string-value="16384x16384" calcext:value-type="string">
            <text:p>16384x16384</text:p>
          </table:table-cell>
          <table:table-cell table:formula="of:=LOOKUP(MAX([.M$2:.M$6]);[.M$2:.M$6];[.$A$2:.$A$6])" office:value-type="string" office:string-value="16384x16384" calcext:value-type="string">
            <text:p>16384x16384</text:p>
          </table:table-cell>
          <table:table-cell table:formula="of:=LOOKUP(MAX([.N$2:.N$6]);[.N$2:.N$6];[.$A$2:.$A$6])" office:value-type="string" office:string-value="16384x16384" calcext:value-type="string">
            <text:p>16384x16384</text:p>
          </table:table-cell>
          <table:table-cell table:formula="of:=LOOKUP(MAX([.O$2:.O$6]);[.O$2:.O$6];[.$A$2:.$A$6])" office:value-type="string" office:string-value="16384x16384" calcext:value-type="string">
            <text:p>16384x16384</text:p>
          </table:table-cell>
          <table:table-cell table:formula="of:=LOOKUP(MAX([.P$2:.P$6]);[.P$2:.P$6];[.$A$2:.$A$6])" office:value-type="string" office:string-value="16384x16384" calcext:value-type="string">
            <text:p>16384x16384</text:p>
          </table:table-cell>
          <table:table-cell table:formula="of:=LOOKUP(MAX([.Q$2:.Q$6]);[.Q$2:.Q$6];[.$A$2:.$A$6])" office:value-type="string" office:string-value="16384x16384" calcext:value-type="string">
            <text:p>16384x16384</text:p>
          </table:table-cell>
          <table:table-cell table:formula="of:=LOOKUP(MAX([.R$2:.R$6]);[.R$2:.R$6];[.$A$2:.$A$6])" office:value-type="string" office:string-value="16384x16384" calcext:value-type="string">
            <text:p>16384x16384</text:p>
          </table:table-cell>
          <table:table-cell table:formula="of:=LOOKUP(MAX([.S$2:.S$6]);[.S$2:.S$6];[.$A$2:.$A$6])" office:value-type="string" office:string-value="16384x16384" calcext:value-type="string">
            <text:p>16384x16384</text:p>
          </table:table-cell>
          <table:table-cell table:formula="of:=LOOKUP(MAX([.T$2:.T$6]);[.T$2:.T$6];[.$A$2:.$A$6])" office:value-type="string" office:string-value="16384x16384" calcext:value-type="string">
            <text:p>16384x16384</text:p>
          </table:table-cell>
          <table:table-cell table:formula="of:=LOOKUP(MAX([.U$2:.U$6]);[.U$2:.U$6];[.$A$2:.$A$6])" office:value-type="string" office:string-value="16384x16384" calcext:value-type="string">
            <text:p>16384x16384</text:p>
          </table:table-cell>
          <table:table-cell table:formula="of:=LOOKUP(MAX([.V$2:.V$6]);[.V$2:.V$6];[.$A$2:.$A$6])" office:value-type="string" office:string-value="16384x16384" calcext:value-type="string">
            <text:p>16384x16384</text:p>
          </table:table-cell>
          <table:table-cell/>
        </table:table-row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Improvement</text:p>
          </table:table-cell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Threads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table:number-columns-repeated="3"/>
          <table:table-cell table:style-name="Default" office:value-type="float" office:value="64" calcext:value-type="float">
            <text:p>64</text:p>
          </table:table-cell>
          <table:table-cell table:style-name="Default" table:number-columns-repeated="3"/>
          <table:table-cell table:style-name="Default" office:value-type="float" office:value="128" calcext:value-type="float">
            <text:p>128</text:p>
          </table:table-cell>
          <table:table-cell table:style-name="Default" table:number-columns-repeated="3"/>
          <table:table-cell table:style-name="Default" office:value-type="float" office:value="256" calcext:value-type="float">
            <text:p>256</text:p>
          </table:table-cell>
          <table:table-cell table:style-name="Default" table:number-columns-repeated="3"/>
          <table:table-cell table:style-name="Default" office:value-type="float" office:value="512" calcext:value-type="float">
            <text:p>512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World Size</text:p>
          </table:table-cell>
          <table:table-cell table:style-name="Default" office:value-type="string" calcext:value-type="string">
            <text:p>Naive on CPU</text:p>
          </table:table-cell>
          <table:table-cell table:style-name="Default" office:value-type="string" calcext:value-type="string">
            <text:p>Opt – 8 on Naive</text:p>
          </table:table-cell>
          <table:table-cell table:style-name="Default" office:value-type="string" calcext:value-type="string">
            <text:p>Opt – 16 on Naive</text:p>
          </table:table-cell>
          <table:table-cell table:style-name="Default" office:value-type="string" calcext:value-type="string">
            <text:p>Opt – 32 on Naive</text:p>
          </table:table-cell>
          <table:table-cell table:style-name="Default" office:value-type="string" calcext:value-type="string">
            <text:p>Naive on CPU</text:p>
          </table:table-cell>
          <table:table-cell table:style-name="Default" office:value-type="string" calcext:value-type="string">
            <text:p>Opt – 8 on Naive</text:p>
          </table:table-cell>
          <table:table-cell table:style-name="Default" office:value-type="string" calcext:value-type="string">
            <text:p>Opt – 16 on Naive</text:p>
          </table:table-cell>
          <table:table-cell table:style-name="Default" office:value-type="string" calcext:value-type="string">
            <text:p>Opt – 32 on Naive</text:p>
          </table:table-cell>
          <table:table-cell table:style-name="Default" office:value-type="string" calcext:value-type="string">
            <text:p>Naive on CPU</text:p>
          </table:table-cell>
          <table:table-cell table:style-name="Default" office:value-type="string" calcext:value-type="string">
            <text:p>Opt – 8 on Naive</text:p>
          </table:table-cell>
          <table:table-cell table:style-name="Default" office:value-type="string" calcext:value-type="string">
            <text:p>Opt – 16 on Naive</text:p>
          </table:table-cell>
          <table:table-cell table:style-name="Default" office:value-type="string" calcext:value-type="string">
            <text:p>Opt – 32 on Naive</text:p>
          </table:table-cell>
          <table:table-cell table:style-name="Default" office:value-type="string" calcext:value-type="string">
            <text:p>Naive on CPU</text:p>
          </table:table-cell>
          <table:table-cell table:style-name="Default" office:value-type="string" calcext:value-type="string">
            <text:p>Opt – 8 on Naive</text:p>
          </table:table-cell>
          <table:table-cell table:style-name="Default" office:value-type="string" calcext:value-type="string">
            <text:p>Opt – 16 on Naive</text:p>
          </table:table-cell>
          <table:table-cell table:style-name="Default" office:value-type="string" calcext:value-type="string">
            <text:p>Opt – 32 on Naive</text:p>
          </table:table-cell>
          <table:table-cell table:style-name="Default" office:value-type="string" calcext:value-type="string">
            <text:p>Naive on CPU</text:p>
          </table:table-cell>
          <table:table-cell table:style-name="Default" office:value-type="string" calcext:value-type="string">
            <text:p>Opt – 8 on Naive</text:p>
          </table:table-cell>
          <table:table-cell table:style-name="Default" office:value-type="string" calcext:value-type="string">
            <text:p>Opt – 16 on Naive</text:p>
          </table:table-cell>
          <table:table-cell table:style-name="Default" office:value-type="string" calcext:value-type="string">
            <text:p>Opt – 32 on Naiv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024x1024</text:p>
          </table:table-cell>
          <table:table-cell table:formula="of:=[.C2]/[.$B2]" office:value-type="float" office:value="102897.819506442" calcext:value-type="float">
            <text:p>102897.82</text:p>
          </table:table-cell>
          <table:table-cell table:formula="of:=[.D2]/[.$C2]" office:value-type="float" office:value="4.74986068077845" calcext:value-type="float">
            <text:p>4.75</text:p>
          </table:table-cell>
          <table:table-cell table:formula="of:=[.E2]/[.$C2]" office:value-type="float" office:value="4.69050330325292" calcext:value-type="float">
            <text:p>4.69</text:p>
          </table:table-cell>
          <table:table-cell table:formula="of:=[.F2]/[.$C2]" office:value-type="float" office:value="4.2050479964669" calcext:value-type="float">
            <text:p>4.21</text:p>
          </table:table-cell>
          <table:table-cell table:formula="of:=[.G2]/[.$B2]" office:value-type="float" office:value="104087.15861577" calcext:value-type="float">
            <text:p>104087.16</text:p>
          </table:table-cell>
          <table:table-cell table:formula="of:=[.H2]/[.$G2]" office:value-type="float" office:value="4.70150419732833" calcext:value-type="float">
            <text:p>4.70</text:p>
          </table:table-cell>
          <table:table-cell table:formula="of:=[.I2]/[.$G2]" office:value-type="float" office:value="4.64145178772483" calcext:value-type="float">
            <text:p>4.64</text:p>
          </table:table-cell>
          <table:table-cell table:formula="of:=[.J2]/[.$G2]" office:value-type="float" office:value="4.1412762913648" calcext:value-type="float">
            <text:p>4.14</text:p>
          </table:table-cell>
          <table:table-cell table:formula="of:=[.K2]/[.$B2]" office:value-type="float" office:value="104046.735893863" calcext:value-type="float">
            <text:p>104046.74</text:p>
          </table:table-cell>
          <table:table-cell table:formula="of:=[.L2]/[.$K2]" office:value-type="float" office:value="4.71197544529789" calcext:value-type="float">
            <text:p>4.71</text:p>
          </table:table-cell>
          <table:table-cell table:formula="of:=[.M2]/[.$K2]" office:value-type="float" office:value="4.66968404693715" calcext:value-type="float">
            <text:p>4.67</text:p>
          </table:table-cell>
          <table:table-cell table:formula="of:=[.N2]/[.$K2]" office:value-type="float" office:value="4.18197746627111" calcext:value-type="float">
            <text:p>4.18</text:p>
          </table:table-cell>
          <table:table-cell table:formula="of:=[.O2]/[.$B2]" office:value-type="float" office:value="103342.491495405" calcext:value-type="float">
            <text:p>103342.49</text:p>
          </table:table-cell>
          <table:table-cell table:formula="of:=[.P2]/[.$O2]" office:value-type="float" office:value="4.80182266188249" calcext:value-type="float">
            <text:p>4.80</text:p>
          </table:table-cell>
          <table:table-cell table:formula="of:=[.Q2]/[.$O2]" office:value-type="float" office:value="4.52128431142177" calcext:value-type="float">
            <text:p>4.52</text:p>
          </table:table-cell>
          <table:table-cell table:formula="of:=[.R2]/[.$O2]" office:value-type="float" office:value="3.77796870982446" calcext:value-type="float">
            <text:p>3.78</text:p>
          </table:table-cell>
          <table:table-cell table:formula="of:=[.S2]/[.$B2]" office:value-type="float" office:value="101898.383305142" calcext:value-type="float">
            <text:p>101898.38</text:p>
          </table:table-cell>
          <table:table-cell table:formula="of:=[.T2]/[.$S2]" office:value-type="float" office:value="4.58395584649398" calcext:value-type="float">
            <text:p>4.58</text:p>
          </table:table-cell>
          <table:table-cell table:formula="of:=[.U2]/[.$S2]" office:value-type="float" office:value="4.09128127436248" calcext:value-type="float">
            <text:p>4.09</text:p>
          </table:table-cell>
          <table:table-cell table:formula="of:=[.V2]/[.$S2]" office:value-type="float" office:value="3.88856512119669" calcext:value-type="float">
            <text:p>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8x2048</text:p>
          </table:table-cell>
          <table:table-cell table:formula="of:=[.C3]/[.$B3]" office:value-type="float" office:value="120207.6201172" calcext:value-type="float">
            <text:p>120207.62</text:p>
          </table:table-cell>
          <table:table-cell table:formula="of:=[.D3]/[.$C3]" office:value-type="float" office:value="4.36138240673917" calcext:value-type="float">
            <text:p>4.36</text:p>
          </table:table-cell>
          <table:table-cell table:formula="of:=[.E3]/[.$C3]" office:value-type="float" office:value="4.41336621765538" calcext:value-type="float">
            <text:p>4.41</text:p>
          </table:table-cell>
          <table:table-cell table:formula="of:=[.F3]/[.$C3]" office:value-type="float" office:value="3.8897466725853" calcext:value-type="float">
            <text:p>3.89</text:p>
          </table:table-cell>
          <table:table-cell table:formula="of:=[.G3]/[.$B3]" office:value-type="float" office:value="118921.656994858" calcext:value-type="float">
            <text:p>118921.66</text:p>
          </table:table-cell>
          <table:table-cell table:formula="of:=[.H3]/[.$G3]" office:value-type="float" office:value="4.41084194094732" calcext:value-type="float">
            <text:p>4.41</text:p>
          </table:table-cell>
          <table:table-cell table:formula="of:=[.I3]/[.$G3]" office:value-type="float" office:value="4.45853702115924" calcext:value-type="float">
            <text:p>4.46</text:p>
          </table:table-cell>
          <table:table-cell table:formula="of:=[.J3]/[.$G3]" office:value-type="float" office:value="4.05843937163577" calcext:value-type="float">
            <text:p>4.06</text:p>
          </table:table-cell>
          <table:table-cell table:formula="of:=[.K3]/[.$B3]" office:value-type="float" office:value="105105.674816998" calcext:value-type="float">
            <text:p>105105.67</text:p>
          </table:table-cell>
          <table:table-cell table:formula="of:=[.L3]/[.$K3]" office:value-type="float" office:value="4.99367417777978" calcext:value-type="float">
            <text:p>4.99</text:p>
          </table:table-cell>
          <table:table-cell table:formula="of:=[.M3]/[.$K3]" office:value-type="float" office:value="5.04583314877169" calcext:value-type="float">
            <text:p>5.05</text:p>
          </table:table-cell>
          <table:table-cell table:formula="of:=[.N3]/[.$K3]" office:value-type="float" office:value="4.62405745850184" calcext:value-type="float">
            <text:p>4.62</text:p>
          </table:table-cell>
          <table:table-cell table:formula="of:=[.O3]/[.$B3]" office:value-type="float" office:value="104172.257439109" calcext:value-type="float">
            <text:p>104172.26</text:p>
          </table:table-cell>
          <table:table-cell table:formula="of:=[.P3]/[.$O3]" office:value-type="float" office:value="5.0244037175253" calcext:value-type="float">
            <text:p>5.02</text:p>
          </table:table-cell>
          <table:table-cell table:formula="of:=[.Q3]/[.$O3]" office:value-type="float" office:value="5.13404784574127" calcext:value-type="float">
            <text:p>5.13</text:p>
          </table:table-cell>
          <table:table-cell table:formula="of:=[.R3]/[.$O3]" office:value-type="float" office:value="4.67783086711742" calcext:value-type="float">
            <text:p>4.68</text:p>
          </table:table-cell>
          <table:table-cell table:formula="of:=[.S3]/[.$B3]" office:value-type="float" office:value="103148.411559201" calcext:value-type="float">
            <text:p>103148.41</text:p>
          </table:table-cell>
          <table:table-cell table:formula="of:=[.T3]/[.$S3]" office:value-type="float" office:value="5.08635775393777" calcext:value-type="float">
            <text:p>5.09</text:p>
          </table:table-cell>
          <table:table-cell table:formula="of:=[.U3]/[.$S3]" office:value-type="float" office:value="5.17437795964575" calcext:value-type="float">
            <text:p>5.17</text:p>
          </table:table-cell>
          <table:table-cell table:formula="of:=[.V3]/[.$S3]" office:value-type="float" office:value="4.48369839167358" calcext:value-type="float">
            <text:p>4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96x4096</text:p>
          </table:table-cell>
          <table:table-cell table:formula="of:=[.C4]/[.$B4]" office:value-type="float" office:value="126273.483561749" calcext:value-type="float">
            <text:p>126273.48</text:p>
          </table:table-cell>
          <table:table-cell table:formula="of:=[.D4]/[.$C4]" office:value-type="float" office:value="4.22215055678686" calcext:value-type="float">
            <text:p>4.22</text:p>
          </table:table-cell>
          <table:table-cell table:formula="of:=[.E4]/[.$C4]" office:value-type="float" office:value="4.33600877447845" calcext:value-type="float">
            <text:p>4.34</text:p>
          </table:table-cell>
          <table:table-cell table:formula="of:=[.F4]/[.$C4]" office:value-type="float" office:value="3.97906492268189" calcext:value-type="float">
            <text:p>3.98</text:p>
          </table:table-cell>
          <table:table-cell table:formula="of:=[.G4]/[.$B4]" office:value-type="float" office:value="132564.64715069" calcext:value-type="float">
            <text:p>132564.65</text:p>
          </table:table-cell>
          <table:table-cell table:formula="of:=[.H4]/[.$G4]" office:value-type="float" office:value="4.0189191697371" calcext:value-type="float">
            <text:p>4.02</text:p>
          </table:table-cell>
          <table:table-cell table:formula="of:=[.I4]/[.$G4]" office:value-type="float" office:value="4.12614387821777" calcext:value-type="float">
            <text:p>4.13</text:p>
          </table:table-cell>
          <table:table-cell table:formula="of:=[.J4]/[.$G4]" office:value-type="float" office:value="3.81617289044358" calcext:value-type="float">
            <text:p>3.82</text:p>
          </table:table-cell>
          <table:table-cell table:formula="of:=[.K4]/[.$B4]" office:value-type="float" office:value="127690.647321242" calcext:value-type="float">
            <text:p>127690.65</text:p>
          </table:table-cell>
          <table:table-cell table:formula="of:=[.L4]/[.$K4]" office:value-type="float" office:value="4.18116407898483" calcext:value-type="float">
            <text:p>4.18</text:p>
          </table:table-cell>
          <table:table-cell table:formula="of:=[.M4]/[.$K4]" office:value-type="float" office:value="4.29203266954445" calcext:value-type="float">
            <text:p>4.29</text:p>
          </table:table-cell>
          <table:table-cell table:formula="of:=[.N4]/[.$K4]" office:value-type="float" office:value="3.98661848811811" calcext:value-type="float">
            <text:p>3.99</text:p>
          </table:table-cell>
          <table:table-cell table:formula="of:=[.O4]/[.$B4]" office:value-type="float" office:value="118862.16922359" calcext:value-type="float">
            <text:p>118862.17</text:p>
          </table:table-cell>
          <table:table-cell table:formula="of:=[.P4]/[.$O4]" office:value-type="float" office:value="4.50454470374549" calcext:value-type="float">
            <text:p>4.50</text:p>
          </table:table-cell>
          <table:table-cell table:formula="of:=[.Q4]/[.$O4]" office:value-type="float" office:value="4.61257837401701" calcext:value-type="float">
            <text:p>4.61</text:p>
          </table:table-cell>
          <table:table-cell table:formula="of:=[.R4]/[.$O4]" office:value-type="float" office:value="4.2490246166014" calcext:value-type="float">
            <text:p>4.25</text:p>
          </table:table-cell>
          <table:table-cell table:formula="of:=[.S4]/[.$B4]" office:value-type="float" office:value="103156.402308871" calcext:value-type="float">
            <text:p>103156.40</text:p>
          </table:table-cell>
          <table:table-cell table:formula="of:=[.T4]/[.$S4]" office:value-type="float" office:value="5.18656152822997" calcext:value-type="float">
            <text:p>5.19</text:p>
          </table:table-cell>
          <table:table-cell table:formula="of:=[.U4]/[.$S4]" office:value-type="float" office:value="5.27397058792625" calcext:value-type="float">
            <text:p>5.27</text:p>
          </table:table-cell>
          <table:table-cell table:formula="of:=[.V4]/[.$S4]" office:value-type="float" office:value="4.84489284218941" calcext:value-type="float">
            <text:p>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192x8192</text:p>
          </table:table-cell>
          <table:table-cell/>
          <table:table-cell table:formula="of:=[.D5]/[.$C5]" office:value-type="float" office:value="4.21502567085562" calcext:value-type="float">
            <text:p>4.22</text:p>
          </table:table-cell>
          <table:table-cell table:formula="of:=[.E5]/[.$C5]" office:value-type="float" office:value="4.3467244106801" calcext:value-type="float">
            <text:p>4.35</text:p>
          </table:table-cell>
          <table:table-cell table:formula="of:=[.F5]/[.$C5]" office:value-type="float" office:value="4.0585344658829" calcext:value-type="float">
            <text:p>4.06</text:p>
          </table:table-cell>
          <table:table-cell/>
          <table:table-cell table:formula="of:=[.H5]/[.$G5]" office:value-type="float" office:value="3.92890333561676" calcext:value-type="float">
            <text:p>3.93</text:p>
          </table:table-cell>
          <table:table-cell table:formula="of:=[.I5]/[.$G5]" office:value-type="float" office:value="4.04242065341609" calcext:value-type="float">
            <text:p>4.04</text:p>
          </table:table-cell>
          <table:table-cell table:formula="of:=[.J5]/[.$G5]" office:value-type="float" office:value="3.76958263401225" calcext:value-type="float">
            <text:p>3.77</text:p>
          </table:table-cell>
          <table:table-cell/>
          <table:table-cell table:formula="of:=[.L5]/[.$K5]" office:value-type="float" office:value="3.96154152759837" calcext:value-type="float">
            <text:p>3.96</text:p>
          </table:table-cell>
          <table:table-cell table:formula="of:=[.M5]/[.$K5]" office:value-type="float" office:value="4.08746292309026" calcext:value-type="float">
            <text:p>4.09</text:p>
          </table:table-cell>
          <table:table-cell table:formula="of:=[.N5]/[.$K5]" office:value-type="float" office:value="3.82787611666431" calcext:value-type="float">
            <text:p>3.83</text:p>
          </table:table-cell>
          <table:table-cell/>
          <table:table-cell table:formula="of:=[.P5]/[.$O5]" office:value-type="float" office:value="4.04831509445042" calcext:value-type="float">
            <text:p>4.05</text:p>
          </table:table-cell>
          <table:table-cell table:formula="of:=[.Q5]/[.$O5]" office:value-type="float" office:value="4.15961806486062" calcext:value-type="float">
            <text:p>4.16</text:p>
          </table:table-cell>
          <table:table-cell table:formula="of:=[.R5]/[.$O5]" office:value-type="float" office:value="3.86932041249267" calcext:value-type="float">
            <text:p>3.87</text:p>
          </table:table-cell>
          <table:table-cell/>
          <table:table-cell table:formula="of:=[.T5]/[.$S5]" office:value-type="float" office:value="4.23769766763055" calcext:value-type="float">
            <text:p>4.24</text:p>
          </table:table-cell>
          <table:table-cell table:formula="of:=[.U5]/[.$S5]" office:value-type="float" office:value="4.35878052502857" calcext:value-type="float">
            <text:p>4.36</text:p>
          </table:table-cell>
          <table:table-cell table:formula="of:=[.V5]/[.$S5]" office:value-type="float" office:value="4.03545427248155" calcext:value-type="float">
            <text:p>4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384x16384</text:p>
          </table:table-cell>
          <table:table-cell/>
          <table:table-cell table:formula="of:=[.D6]/[.$C6]" office:value-type="float" office:value="4.29775597075628" calcext:value-type="float">
            <text:p>4.30</text:p>
          </table:table-cell>
          <table:table-cell table:formula="of:=[.E6]/[.$C6]" office:value-type="float" office:value="4.42810687730889" calcext:value-type="float">
            <text:p>4.43</text:p>
          </table:table-cell>
          <table:table-cell table:formula="of:=[.F6]/[.$C6]" office:value-type="float" office:value="4.12628390784514" calcext:value-type="float">
            <text:p>4.13</text:p>
          </table:table-cell>
          <table:table-cell/>
          <table:table-cell table:formula="of:=[.H6]/[.$G6]" office:value-type="float" office:value="3.90607523957805" calcext:value-type="float">
            <text:p>3.91</text:p>
          </table:table-cell>
          <table:table-cell table:formula="of:=[.I6]/[.$G6]" office:value-type="float" office:value="4.02414892215232" calcext:value-type="float">
            <text:p>4.02</text:p>
          </table:table-cell>
          <table:table-cell table:formula="of:=[.J6]/[.$G6]" office:value-type="float" office:value="3.78207383525136" calcext:value-type="float">
            <text:p>3.78</text:p>
          </table:table-cell>
          <table:table-cell/>
          <table:table-cell table:formula="of:=[.L6]/[.$K6]" office:value-type="float" office:value="3.91814967914089" calcext:value-type="float">
            <text:p>3.92</text:p>
          </table:table-cell>
          <table:table-cell table:formula="of:=[.M6]/[.$K6]" office:value-type="float" office:value="4.0346793266065" calcext:value-type="float">
            <text:p>4.03</text:p>
          </table:table-cell>
          <table:table-cell table:formula="of:=[.N6]/[.$K6]" office:value-type="float" office:value="3.78624619695959" calcext:value-type="float">
            <text:p>3.79</text:p>
          </table:table-cell>
          <table:table-cell/>
          <table:table-cell table:formula="of:=[.P6]/[.$O6]" office:value-type="float" office:value="3.94218131662309" calcext:value-type="float">
            <text:p>3.94</text:p>
          </table:table-cell>
          <table:table-cell table:formula="of:=[.Q6]/[.$O6]" office:value-type="float" office:value="4.06029782730394" calcext:value-type="float">
            <text:p>4.06</text:p>
          </table:table-cell>
          <table:table-cell table:formula="of:=[.R6]/[.$O6]" office:value-type="float" office:value="3.77352759060015" calcext:value-type="float">
            <text:p>3.77</text:p>
          </table:table-cell>
          <table:table-cell/>
          <table:table-cell table:formula="of:=[.T6]/[.$S6]" office:value-type="float" office:value="3.99605849092357" calcext:value-type="float">
            <text:p>4.00</text:p>
          </table:table-cell>
          <table:table-cell table:formula="of:=[.U6]/[.$S6]" office:value-type="float" office:value="4.10954022944257" calcext:value-type="float">
            <text:p>4.11</text:p>
          </table:table-cell>
          <table:table-cell table:formula="of:=[.V6]/[.$S6]" office:value-type="float" office:value="3.84161474939533" calcext:value-type="float">
            <text:p>3.8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3:.B17])" office:value-type="float" office:value="102897.819506442" calcext:value-type="float">
            <text:p>102897.82</text:p>
          </table:table-cell>
          <table:table-cell table:formula="of:=MIN([.C13:.C17])" office:value-type="float" office:value="4.21502567085562" calcext:value-type="float">
            <text:p>4.22</text:p>
          </table:table-cell>
          <table:table-cell table:formula="of:=MIN([.D13:.D17])" office:value-type="float" office:value="4.33600877447845" calcext:value-type="float">
            <text:p>4.34</text:p>
          </table:table-cell>
          <table:table-cell table:formula="of:=MIN([.E13:.E17])" office:value-type="float" office:value="3.8897466725853" calcext:value-type="float">
            <text:p>3.89</text:p>
          </table:table-cell>
          <table:table-cell table:formula="of:=MIN([.F13:.F17])" office:value-type="float" office:value="104087.15861577" calcext:value-type="float">
            <text:p>104087.16</text:p>
          </table:table-cell>
          <table:table-cell table:formula="of:=MIN([.G13:.G17])" office:value-type="float" office:value="3.90607523957805" calcext:value-type="float">
            <text:p>3.91</text:p>
          </table:table-cell>
          <table:table-cell table:formula="of:=MIN([.H13:.H17])" office:value-type="float" office:value="4.02414892215232" calcext:value-type="float">
            <text:p>4.02</text:p>
          </table:table-cell>
          <table:table-cell table:formula="of:=MIN([.I13:.I17])" office:value-type="float" office:value="3.76958263401225" calcext:value-type="float">
            <text:p>3.77</text:p>
          </table:table-cell>
          <table:table-cell table:formula="of:=MIN([.J13:.J17])" office:value-type="float" office:value="104046.735893863" calcext:value-type="float">
            <text:p>104046.74</text:p>
          </table:table-cell>
          <table:table-cell table:formula="of:=MIN([.K13:.K17])" office:value-type="float" office:value="3.91814967914089" calcext:value-type="float">
            <text:p>3.92</text:p>
          </table:table-cell>
          <table:table-cell table:formula="of:=MIN([.L13:.L17])" office:value-type="float" office:value="4.0346793266065" calcext:value-type="float">
            <text:p>4.03</text:p>
          </table:table-cell>
          <table:table-cell table:formula="of:=MIN([.M13:.M17])" office:value-type="float" office:value="3.78624619695959" calcext:value-type="float">
            <text:p>3.79</text:p>
          </table:table-cell>
          <table:table-cell table:formula="of:=MIN([.N13:.N17])" office:value-type="float" office:value="103342.491495405" calcext:value-type="float">
            <text:p>103342.49</text:p>
          </table:table-cell>
          <table:table-cell table:formula="of:=MIN([.O13:.O17])" office:value-type="float" office:value="3.94218131662309" calcext:value-type="float">
            <text:p>3.94</text:p>
          </table:table-cell>
          <table:table-cell table:formula="of:=MIN([.P13:.P17])" office:value-type="float" office:value="4.06029782730394" calcext:value-type="float">
            <text:p>4.06</text:p>
          </table:table-cell>
          <table:table-cell table:formula="of:=MIN([.Q13:.Q17])" office:value-type="float" office:value="3.77352759060015" calcext:value-type="float">
            <text:p>3.77</text:p>
          </table:table-cell>
          <table:table-cell table:formula="of:=MIN([.R13:.R17])" office:value-type="float" office:value="101898.383305142" calcext:value-type="float">
            <text:p>101898.38</text:p>
          </table:table-cell>
          <table:table-cell table:formula="of:=MIN([.S13:.S17])" office:value-type="float" office:value="3.99605849092357" calcext:value-type="float">
            <text:p>4.00</text:p>
          </table:table-cell>
          <table:table-cell table:formula="of:=MIN([.T13:.T17])" office:value-type="float" office:value="4.09128127436248" calcext:value-type="float">
            <text:p>4.09</text:p>
          </table:table-cell>
          <table:table-cell table:formula="of:=MIN([.U13:.U17])" office:value-type="float" office:value="3.84161474939533" calcext:value-type="float">
            <text:p>3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3:.B17])" office:value-type="float" office:value="126273.483561749" calcext:value-type="float">
            <text:p>126273.48</text:p>
          </table:table-cell>
          <table:table-cell table:formula="of:=MAX([.C13:.C17])" office:value-type="float" office:value="4.74986068077845" calcext:value-type="float">
            <text:p>4.75</text:p>
          </table:table-cell>
          <table:table-cell table:formula="of:=MAX([.D13:.D17])" office:value-type="float" office:value="4.69050330325292" calcext:value-type="float">
            <text:p>4.69</text:p>
          </table:table-cell>
          <table:table-cell table:formula="of:=MAX([.E13:.E17])" office:value-type="float" office:value="4.2050479964669" calcext:value-type="float">
            <text:p>4.21</text:p>
          </table:table-cell>
          <table:table-cell table:formula="of:=MAX([.F13:.F17])" office:value-type="float" office:value="132564.64715069" calcext:value-type="float">
            <text:p>132564.65</text:p>
          </table:table-cell>
          <table:table-cell table:formula="of:=MAX([.G13:.G17])" office:value-type="float" office:value="4.70150419732833" calcext:value-type="float">
            <text:p>4.70</text:p>
          </table:table-cell>
          <table:table-cell table:formula="of:=MAX([.H13:.H17])" office:value-type="float" office:value="4.64145178772483" calcext:value-type="float">
            <text:p>4.64</text:p>
          </table:table-cell>
          <table:table-cell table:formula="of:=MAX([.I13:.I17])" office:value-type="float" office:value="4.1412762913648" calcext:value-type="float">
            <text:p>4.14</text:p>
          </table:table-cell>
          <table:table-cell table:formula="of:=MAX([.J13:.J17])" office:value-type="float" office:value="127690.647321242" calcext:value-type="float">
            <text:p>127690.65</text:p>
          </table:table-cell>
          <table:table-cell table:formula="of:=MAX([.K13:.K17])" office:value-type="float" office:value="4.99367417777978" calcext:value-type="float">
            <text:p>4.99</text:p>
          </table:table-cell>
          <table:table-cell table:formula="of:=MAX([.L13:.L17])" office:value-type="float" office:value="5.04583314877169" calcext:value-type="float">
            <text:p>5.05</text:p>
          </table:table-cell>
          <table:table-cell table:formula="of:=MAX([.M13:.M17])" office:value-type="float" office:value="4.62405745850184" calcext:value-type="float">
            <text:p>4.62</text:p>
          </table:table-cell>
          <table:table-cell table:formula="of:=MAX([.N13:.N17])" office:value-type="float" office:value="118862.16922359" calcext:value-type="float">
            <text:p>118862.17</text:p>
          </table:table-cell>
          <table:table-cell table:formula="of:=MAX([.O13:.O17])" office:value-type="float" office:value="5.0244037175253" calcext:value-type="float">
            <text:p>5.02</text:p>
          </table:table-cell>
          <table:table-cell table:formula="of:=MAX([.P13:.P17])" office:value-type="float" office:value="5.13404784574127" calcext:value-type="float">
            <text:p>5.13</text:p>
          </table:table-cell>
          <table:table-cell table:formula="of:=MAX([.Q13:.Q17])" office:value-type="float" office:value="4.67783086711742" calcext:value-type="float">
            <text:p>4.68</text:p>
          </table:table-cell>
          <table:table-cell table:formula="of:=MAX([.R13:.R17])" office:value-type="float" office:value="103156.402308871" calcext:value-type="float">
            <text:p>103156.40</text:p>
          </table:table-cell>
          <table:table-cell table:formula="of:=MAX([.S13:.S17])" office:value-type="float" office:value="5.18656152822997" calcext:value-type="float">
            <text:p>5.19</text:p>
          </table:table-cell>
          <table:table-cell table:formula="of:=MAX([.T13:.T17])" office:value-type="float" office:value="5.27397058792625" calcext:value-type="float">
            <text:p>5.27</text:p>
          </table:table-cell>
          <table:table-cell table:formula="of:=MAX([.U13:.U17])" office:value-type="float" office:value="4.84489284218941" calcext:value-type="float">
            <text:p>4.84</text:p>
          </table:table-cell>
          <table:table-cell table:number-columns-repeated="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AIVEMIN</text:p>
          </table:table-cell>
          <table:table-cell table:formula="of:=MIN([.B19];[.F19];[.J19];[.N19];[.R19])" office:value-type="float" office:value="101898.383305142" calcext:value-type="float">
            <text:p>101898.3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IVEMAX</text:p>
          </table:table-cell>
          <table:table-cell table:formula="of:=MAX([.B20];[.F20];[.J20];[.N20];[.R20])" office:value-type="float" office:value="132564.64715069" calcext:value-type="float">
            <text:p>132564.6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OPTMIN</text:p>
          </table:table-cell>
          <table:table-cell table:formula="of:=MAX([.$C$19:.$E$19];[.$G$19:.$I$19];[.$K$19:.$M$19];[.$O$19:.$Q$19];[.$S$19:.$U$19])" office:value-type="float" office:value="4.33600877447845" calcext:value-type="float">
            <text:p>4.3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OPTMAX</text:p>
          </table:table-cell>
          <table:table-cell table:formula="of:=MIN([.$C$20:.$E$20];[.$G$20:.$I$20];[.$K$20:.$M$20];[.$O$20:.$Q$20];[.$S$20:.$U$20])" office:value-type="float" office:value="4.1412762913648" calcext:value-type="float">
            <text:p>4.1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PTMIN</text:p>
          </table:table-cell>
          <table:table-cell table:formula="of:=MIN([.$C$19:.$E$19];[.$G$19:.$I$19];[.$K$19:.$M$19];[.$O$19:.$Q$19];[.$S$19:.$U$19])" office:value-type="float" office:value="3.76958263401225" calcext:value-type="float">
            <text:p>3.7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PTMAX</text:p>
          </table:table-cell>
          <table:table-cell table:formula="of:=MAX([.$C$20:.$E$20];[.$G$20:.$I$20];[.$K$20:.$M$20];[.$O$20:.$Q$20];[.$S$20:.$U$20])" office:value-type="float" office:value="5.27397058792625" calcext:value-type="float">
            <text:p>5.27</text:p>
          </table:table-cell>
          <table:table-cell table:number-columns-repeated="21"/>
        </table:table-row>
      </table:table>
      <table:table table:name="table_results" table:style-name="ta1">
        <table:shapes>
          <draw:frame draw:z-index="0" draw:style-name="gr1" draw:text-style-name="P1" svg:width="241.47mm" svg:height="156.18mm" svg:x="3.87mm" svg:y="2.68mm">
            <draw:object draw:notify-on-update-of-ranges="table_performance.B1:table_performance.V1 table_performance.A2:table_performance.A2 table_performance.B2:table_performance.V2 table_performance.A3:table_performance.A3 table_performance.B3:table_performance.V3 table_performance.A4:table_performance.A4 table_performance.B4:table_performance.V4 table_performance.A5:table_performance.A5 table_performance.B5:table_performance.V5 table_performance.A6:table_performance.A6 table_performance.B6:table_performance.V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00/00/00</text:date>, <text:time style:data-style-name="N2" text:time-value="14:01:48.196162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Linklater</meta:initial-creator>
    <meta:creation-date>2016-04-04T09:46:27.320653508</meta:creation-date>
    <dc:date>2016-04-05T16:15:19.366484405</dc:date>
    <dc:creator>Gregory Linklater</dc:creator>
    <meta:editing-duration>PT5H58M8S</meta:editing-duration>
    <meta:editing-cycles>27</meta:editing-cycles>
    <meta:generator>LibreOffice/4.4.3.2$Linux_X86_64 LibreOffice_project/40m0$Build-2</meta:generator>
    <meta:document-statistic meta:table-count="3" meta:cell-count="12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2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7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148cm" svg:height="15.619cm" xlink:href=".." xlink:type="simple" chart:class="chart:bar" chart:style-name="ch1">
        <chart:title svg:x="8.855cm" svg:y="0.448cm" chart:style-name="ch2">
          <text:p>Conway's Game of Life (CUDA)</text:p>
        </chart:title>
        <chart:subtitle svg:x="4.516cm" svg:y="1.565cm" chart:style-name="ch3">
          <text:p>Bar Chart showing cell evaluation speed of various operations over differing world sizes</text:p>
        </chart:subtitle>
        <chart:legend chart:legend-position="end" svg:x="21.356cm" svg:y="6.514cm" style:legend-expansion="high" chart:style-name="ch4"/>
        <chart:plot-area chart:style-name="ch5" table:cell-range-address="table_performance.A1:table_performance.V6" chart:data-source-has-labels="both" svg:x="1.493cm" svg:y="2.586cm" svg:width="19.381cm" svg:height="11.74cm">
          <chartooo:coordinate-region svg:x="3.517cm" svg:y="2.586cm" svg:width="17.357cm" svg:height="8.261cm"/>
          <chart:axis chart:dimension="x" chart:name="primary-x" chart:style-name="ch6" chartooo:axis-type="auto">
            <chartooo:date-scale/>
            <chart:title svg:x="8.652cm" svg:y="14.638cm" chart:style-name="ch7">
              <text:p>Operation (bpt -&gt; bytes per thread)</text:p>
            </chart:title>
            <chart:categories table:cell-range-address="table_performance.B1:table_performance.V1"/>
          </chart:axis>
          <chart:axis chart:dimension="x" chart:name="secondary-x" chart:style-name="ch8"/>
          <chart:axis chart:dimension="y" chart:name="primary-y" chart:style-name="ch9">
            <chart:title svg:x="0.451cm" svg:y="10.603cm" chart:style-name="ch10">
              <text:p>Evaluation (cells per second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table_performance.B2:table_performance.V2" chart:label-cell-address="table_performance.A2:table_performance.A2" chart:class="chart:bar">
            <chart:data-point chart:repeated="21"/>
          </chart:series>
          <chart:series chart:attached-axis="primary-y" chart:style-name="ch14" chart:values-cell-range-address="table_performance.B3:table_performance.V3" chart:label-cell-address="table_performance.A3:table_performance.A3" chart:class="chart:bar">
            <chart:data-point chart:repeated="21"/>
          </chart:series>
          <chart:series chart:attached-axis="primary-y" chart:style-name="ch15" chart:values-cell-range-address="table_performance.B4:table_performance.V4" chart:label-cell-address="table_performance.A4:table_performance.A4" chart:class="chart:bar">
            <chart:data-point chart:repeated="21"/>
          </chart:series>
          <chart:series chart:attached-axis="primary-y" chart:style-name="ch16" chart:values-cell-range-address="table_performance.B5:table_performance.V5" chart:label-cell-address="table_performance.A5:table_performance.A5" chart:class="chart:bar">
            <chart:data-point chart:repeated="21"/>
          </chart:series>
          <chart:series chart:attached-axis="primary-y" chart:style-name="ch17" chart:values-cell-range-address="table_performance.B6:table_performance.V6" chart:label-cell-address="table_performance.A6:table_performance.A6" chart:class="chart:bar">
            <chart:data-point chart:repeated="2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(Sequential)</text:p>
                <draw:g>
                  <svg:desc>table_performance.B1:table_performance.V1</svg:desc>
                </draw:g>
              </table:table-cell>
              <table:table-cell office:value-type="string">
                <text:p>Naive – 32 Threads</text:p>
              </table:table-cell>
              <table:table-cell office:value-type="string">
                <text:p>Opt. 32 Threads – 8bpt</text:p>
              </table:table-cell>
              <table:table-cell office:value-type="string">
                <text:p>Opt. 32 Threads – 16bpt</text:p>
              </table:table-cell>
              <table:table-cell office:value-type="string">
                <text:p>Opt. 32 Threads – 32bpt</text:p>
              </table:table-cell>
              <table:table-cell office:value-type="string">
                <text:p>Naive – 64 Threads</text:p>
              </table:table-cell>
              <table:table-cell office:value-type="string">
                <text:p>Opt. 64 Threads – 8bpt</text:p>
              </table:table-cell>
              <table:table-cell office:value-type="string">
                <text:p>Opt. 64 Threads – 16bpt</text:p>
              </table:table-cell>
              <table:table-cell office:value-type="string">
                <text:p>Opt. 64 Threads – 32bpt</text:p>
              </table:table-cell>
              <table:table-cell office:value-type="string">
                <text:p>Naive – 128 Threads</text:p>
              </table:table-cell>
              <table:table-cell office:value-type="string">
                <text:p>Opt. 128 Threads – 8bpt</text:p>
              </table:table-cell>
              <table:table-cell office:value-type="string">
                <text:p>Opt. 128 Threads – 16bpt</text:p>
              </table:table-cell>
              <table:table-cell office:value-type="string">
                <text:p>Opt. 128 Threads – 32bpt</text:p>
              </table:table-cell>
              <table:table-cell office:value-type="string">
                <text:p>Naive – 256 Threads</text:p>
              </table:table-cell>
              <table:table-cell office:value-type="string">
                <text:p>Opt. 256 Threads – 8bpt</text:p>
              </table:table-cell>
              <table:table-cell office:value-type="string">
                <text:p>Opt. 256 Threads – 16bpt</text:p>
              </table:table-cell>
              <table:table-cell office:value-type="string">
                <text:p>Opt. 256 Threads – 32bpt</text:p>
              </table:table-cell>
              <table:table-cell office:value-type="string">
                <text:p>Naive – 512 Threads</text:p>
              </table:table-cell>
              <table:table-cell office:value-type="string">
                <text:p>Opt. 512 Threads – 8bpt</text:p>
              </table:table-cell>
              <table:table-cell office:value-type="string">
                <text:p>Opt. 512 Threads – 16bpt</text:p>
              </table:table-cell>
              <table:table-cell office:value-type="string">
                <text:p>Opt. 512 Threads – 32bpt</text:p>
              </table:table-cell>
            </table:table-row>
          </table:table-header-rows>
          <table:table-rows>
            <table:table-row>
              <table:table-cell office:value-type="string">
                <text:p>1024x1024</text:p>
                <draw:g>
                  <svg:desc>table_performance.A2:table_performance.A2</svg:desc>
                </draw:g>
              </table:table-cell>
              <table:table-cell office:value-type="float" office:value="4.04311803762686">
                <text:p>4.04311803762686</text:p>
                <draw:g>
                  <svg:desc>table_performance.B2:table_performance.V2</svg:desc>
                </draw:g>
              </table:table-cell>
              <table:table-cell office:value-type="float" office:value="416028.030078969">
                <text:p>416028.030078969</text:p>
              </table:table-cell>
              <table:table-cell office:value-type="float" office:value="1976075.18217381">
                <text:p>1976075.18217381</text:p>
              </table:table-cell>
              <table:table-cell office:value-type="float" office:value="1951380.84933121">
                <text:p>1951380.84933121</text:p>
              </table:table-cell>
              <table:table-cell office:value-type="float" office:value="1749417.83435764">
                <text:p>1749417.83435764</text:p>
              </table:table-cell>
              <table:table-cell office:value-type="float" office:value="420836.668484747">
                <text:p>420836.668484747</text:p>
              </table:table-cell>
              <table:table-cell office:value-type="float" office:value="1978565.36327071">
                <text:p>1978565.36327071</text:p>
              </table:table-cell>
              <table:table-cell office:value-type="float" office:value="1953293.10727869">
                <text:p>1953293.10727869</text:p>
              </table:table-cell>
              <table:table-cell office:value-type="float" office:value="1742800.91773283">
                <text:p>1742800.91773283</text:p>
              </table:table-cell>
              <table:table-cell office:value-type="float" office:value="420673.234648676">
                <text:p>420673.234648676</text:p>
              </table:table-cell>
              <table:table-cell office:value-type="float" office:value="1982201.9521586">
                <text:p>1982201.9521586</text:p>
              </table:table-cell>
              <table:table-cell office:value-type="float" office:value="1964411.09281237">
                <text:p>1964411.09281237</text:p>
              </table:table-cell>
              <table:table-cell office:value-type="float" office:value="1759245.98796414">
                <text:p>1759245.98796414</text:p>
              </table:table-cell>
              <table:table-cell office:value-type="float" office:value="417825.891418372">
                <text:p>417825.891418372</text:p>
              </table:table-cell>
              <table:table-cell office:value-type="float" office:value="2006325.83413399">
                <text:p>2006325.83413399</text:p>
              </table:table-cell>
              <table:table-cell office:value-type="float" office:value="1889109.6477757">
                <text:p>1889109.6477757</text:p>
              </table:table-cell>
              <table:table-cell office:value-type="float" office:value="1578533.14393312">
                <text:p>1578533.14393312</text:p>
              </table:table-cell>
              <table:table-cell office:value-type="float" office:value="411987.191546035">
                <text:p>411987.191546035</text:p>
              </table:table-cell>
              <table:table-cell office:value-type="float" office:value="1888531.09536808">
                <text:p>1888531.09536808</text:p>
              </table:table-cell>
              <table:table-cell office:value-type="float" office:value="1685555.48204948">
                <text:p>1685555.48204948</text:p>
              </table:table-cell>
              <table:table-cell office:value-type="float" office:value="1602039.02342569">
                <text:p>1602039.02342569</text:p>
              </table:table-cell>
            </table:table-row>
            <table:table-row>
              <table:table-cell office:value-type="string">
                <text:p>2048x2048</text:p>
                <draw:g>
                  <svg:desc>table_performance.A3:table_performance.A3</svg:desc>
                </draw:g>
              </table:table-cell>
              <table:table-cell office:value-type="float" office:value="4.03718776261957">
                <text:p>4.03718776261957</text:p>
                <draw:g>
                  <svg:desc>table_performance.B3:table_performance.V3</svg:desc>
                </draw:g>
              </table:table-cell>
              <table:table-cell office:value-type="float" office:value="485300.732910782">
                <text:p>485300.732910782</text:p>
              </table:table-cell>
              <table:table-cell office:value-type="float" office:value="2116582.07849471">
                <text:p>2116582.07849471</text:p>
              </table:table-cell>
              <table:table-cell office:value-type="float" office:value="2141809.86003184">
                <text:p>2141809.86003184</text:p>
              </table:table-cell>
              <table:table-cell office:value-type="float" office:value="1887696.91104292">
                <text:p>1887696.91104292</text:p>
              </table:table-cell>
              <table:table-cell office:value-type="float" office:value="480109.058330082">
                <text:p>480109.058330082</text:p>
              </table:table-cell>
              <table:table-cell office:value-type="float" office:value="2117685.17071105">
                <text:p>2117685.17071105</text:p>
              </table:table-cell>
              <table:table-cell office:value-type="float" office:value="2140584.01075857">
                <text:p>2140584.01075857</text:p>
              </table:table-cell>
              <table:table-cell office:value-type="float" office:value="1948493.50500578">
                <text:p>1948493.50500578</text:p>
              </table:table-cell>
              <table:table-cell office:value-type="float" office:value="424331.344153056">
                <text:p>424331.344153056</text:p>
              </table:table-cell>
              <table:table-cell office:value-type="float" office:value="2118972.4761197">
                <text:p>2118972.4761197</text:p>
              </table:table-cell>
              <table:table-cell office:value-type="float" office:value="2141105.16239034">
                <text:p>2141105.16239034</text:p>
              </table:table-cell>
              <table:table-cell office:value-type="float" office:value="1962132.51680705">
                <text:p>1962132.51680705</text:p>
              </table:table-cell>
              <table:table-cell office:value-type="float" office:value="420562.962937627">
                <text:p>420562.962937627</text:p>
              </table:table-cell>
              <table:table-cell office:value-type="float" office:value="2113078.11443727">
                <text:p>2113078.11443727</text:p>
              </table:table-cell>
              <table:table-cell office:value-type="float" office:value="2159190.37386849">
                <text:p>2159190.37386849</text:p>
              </table:table-cell>
              <table:table-cell office:value-type="float" office:value="1967322.40959599">
                <text:p>1967322.40959599</text:p>
              </table:table-cell>
              <table:table-cell office:value-type="float" office:value="416429.504880455">
                <text:p>416429.504880455</text:p>
              </table:table-cell>
              <table:table-cell office:value-type="float" office:value="2118109.44111717">
                <text:p>2118109.44111717</text:p>
              </table:table-cell>
              <table:table-cell office:value-type="float" office:value="2154763.65179962">
                <text:p>2154763.65179962</text:p>
              </table:table-cell>
              <table:table-cell office:value-type="float" office:value="1867144.30127792">
                <text:p>1867144.30127792</text:p>
              </table:table-cell>
            </table:table-row>
            <table:table-row>
              <table:table-cell office:value-type="string">
                <text:p>4096x4096</text:p>
                <draw:g>
                  <svg:desc>table_performance.A4:table_performance.A4</svg:desc>
                </draw:g>
              </table:table-cell>
              <table:table-cell office:value-type="float" office:value="4.05065594469114">
                <text:p>4.05065594469114</text:p>
                <draw:g>
                  <svg:desc>table_performance.B4:table_performance.V4</svg:desc>
                </draw:g>
              </table:table-cell>
              <table:table-cell office:value-type="float" office:value="511490.436846258">
                <text:p>511490.436846258</text:p>
              </table:table-cell>
              <table:table-cell office:value-type="float" office:value="2159589.63272158">
                <text:p>2159589.63272158</text:p>
              </table:table-cell>
              <table:table-cell office:value-type="float" office:value="2217827.02222719">
                <text:p>2217827.02222719</text:p>
              </table:table-cell>
              <table:table-cell office:value-type="float" office:value="2035253.65554218">
                <text:p>2035253.65554218</text:p>
              </table:table-cell>
              <table:table-cell office:value-type="float" office:value="536973.776036824">
                <text:p>536973.776036824</text:p>
              </table:table-cell>
              <table:table-cell office:value-type="float" office:value="2158054.20216051">
                <text:p>2158054.20216051</text:p>
              </table:table-cell>
              <table:table-cell office:value-type="float" office:value="2215631.05875782">
                <text:p>2215631.05875782</text:p>
              </table:table-cell>
              <table:table-cell office:value-type="float" office:value="2049184.76699085">
                <text:p>2049184.76699085</text:p>
              </table:table-cell>
              <table:table-cell office:value-type="float" office:value="517230.879653247">
                <text:p>517230.879653247</text:p>
              </table:table-cell>
              <table:table-cell office:value-type="float" office:value="2162627.17454788">
                <text:p>2162627.17454788</text:p>
              </table:table-cell>
              <table:table-cell office:value-type="float" office:value="2219971.83316895">
                <text:p>2219971.83316895</text:p>
              </table:table-cell>
              <table:table-cell office:value-type="float" office:value="2062002.18745123">
                <text:p>2062002.18745123</text:p>
              </table:table-cell>
              <table:table-cell office:value-type="float" office:value="481469.752364418">
                <text:p>481469.752364418</text:p>
              </table:table-cell>
              <table:table-cell office:value-type="float" office:value="2168802.02302679">
                <text:p>2168802.02302679</text:p>
              </table:table-cell>
              <table:table-cell office:value-type="float" office:value="2220816.96749944">
                <text:p>2220816.96749944</text:p>
              </table:table-cell>
              <table:table-cell office:value-type="float" office:value="2045776.82994539">
                <text:p>2045776.82994539</text:p>
              </table:table-cell>
              <table:table-cell office:value-type="float" office:value="417851.094245379">
                <text:p>417851.094245379</text:p>
              </table:table-cell>
              <table:table-cell office:value-type="float" office:value="2167210.40994188">
                <text:p>2167210.40994188</text:p>
              </table:table-cell>
              <table:table-cell office:value-type="float" office:value="2203734.38118293">
                <text:p>2203734.38118293</text:p>
              </table:table-cell>
              <table:table-cell office:value-type="float" office:value="2024443.77561045">
                <text:p>2024443.77561045</text:p>
              </table:table-cell>
            </table:table-row>
            <table:table-row>
              <table:table-cell office:value-type="string">
                <text:p>8192x8192</text:p>
                <draw:g>
                  <svg:desc>table_performance.A5:table_performance.A5</svg:desc>
                </draw:g>
              </table:table-cell>
              <table:table-cell office:value-type="float" office:value="NaN">
                <text:p>NaN</text:p>
                <draw:g>
                  <svg:desc>table_performance.B5:table_performance.V5</svg:desc>
                </draw:g>
              </table:table-cell>
              <table:table-cell office:value-type="float" office:value="512299.460938347">
                <text:p>512299.460938347</text:p>
              </table:table-cell>
              <table:table-cell office:value-type="float" office:value="2159355.37902063">
                <text:p>2159355.37902063</text:p>
              </table:table-cell>
              <table:table-cell office:value-type="float" office:value="2226824.57243897">
                <text:p>2226824.57243897</text:p>
              </table:table-cell>
              <table:table-cell office:value-type="float" office:value="2079185.01907151">
                <text:p>2079185.01907151</text:p>
              </table:table-cell>
              <table:table-cell office:value-type="float" office:value="551423.141008747">
                <text:p>551423.141008747</text:p>
              </table:table-cell>
              <table:table-cell office:value-type="float" office:value="2166488.21804554">
                <text:p>2166488.21804554</text:p>
              </table:table-cell>
              <table:table-cell office:value-type="float" office:value="2229084.29398533">
                <text:p>2229084.29398533</text:p>
              </table:table-cell>
              <table:table-cell office:value-type="float" office:value="2078635.09633906">
                <text:p>2078635.09633906</text:p>
              </table:table-cell>
              <table:table-cell office:value-type="float" office:value="546136.736132313">
                <text:p>546136.736132313</text:p>
              </table:table-cell>
              <table:table-cell office:value-type="float" office:value="2163543.35993519">
                <text:p>2163543.35993519</text:p>
              </table:table-cell>
              <table:table-cell office:value-type="float" office:value="2232313.65987836">
                <text:p>2232313.65987836</text:p>
              </table:table-cell>
              <table:table-cell office:value-type="float" office:value="2090543.76867388">
                <text:p>2090543.76867388</text:p>
              </table:table-cell>
              <table:table-cell office:value-type="float" office:value="536679.485134">
                <text:p>536679.485134</text:p>
              </table:table-cell>
              <table:table-cell office:value-type="float" office:value="2172647.66054985">
                <text:p>2172647.66054985</text:p>
              </table:table-cell>
              <table:table-cell office:value-type="float" office:value="2232381.68140348">
                <text:p>2232381.68140348</text:p>
              </table:table-cell>
              <table:table-cell office:value-type="float" office:value="2076584.88679504">
                <text:p>2076584.88679504</text:p>
              </table:table-cell>
              <table:table-cell office:value-type="float" office:value="514192.515383093">
                <text:p>514192.515383093</text:p>
              </table:table-cell>
              <table:table-cell office:value-type="float" office:value="2178992.42315202">
                <text:p>2178992.42315202</text:p>
              </table:table-cell>
              <table:table-cell office:value-type="float" office:value="2241252.32216728">
                <text:p>2241252.32216728</text:p>
              </table:table-cell>
              <table:table-cell office:value-type="float" office:value="2075000.38308074">
                <text:p>2075000.38308074</text:p>
              </table:table-cell>
            </table:table-row>
            <table:table-row>
              <table:table-cell office:value-type="string">
                <text:p>16384x16384</text:p>
                <draw:g>
                  <svg:desc>table_performance.A6:table_performance.A6</svg:desc>
                </draw:g>
              </table:table-cell>
              <table:table-cell office:value-type="float" office:value="NaN">
                <text:p>NaN</text:p>
                <draw:g>
                  <svg:desc>table_performance.B6:table_performance.V6</svg:desc>
                </draw:g>
              </table:table-cell>
              <table:table-cell office:value-type="float" office:value="505381.417142645">
                <text:p>505381.417142645</text:p>
              </table:table-cell>
              <table:table-cell office:value-type="float" office:value="2172006.00303407">
                <text:p>2172006.00303407</text:p>
              </table:table-cell>
              <table:table-cell office:value-type="float" office:value="2237882.92891346">
                <text:p>2237882.92891346</text:p>
              </table:table-cell>
              <table:table-cell office:value-type="float" office:value="2085347.20887967">
                <text:p>2085347.20887967</text:p>
              </table:table-cell>
              <table:table-cell office:value-type="float" office:value="556814.403076802">
                <text:p>556814.403076802</text:p>
              </table:table-cell>
              <table:table-cell office:value-type="float" office:value="2174958.95289873">
                <text:p>2174958.95289873</text:p>
              </table:table-cell>
              <table:table-cell office:value-type="float" office:value="2240704.0799804">
                <text:p>2240704.0799804</text:p>
              </table:table-cell>
              <table:table-cell office:value-type="float" office:value="2105913.18496788">
                <text:p>2105913.18496788</text:p>
              </table:table-cell>
              <table:table-cell office:value-type="float" office:value="555876.359472642">
                <text:p>555876.359472642</text:p>
              </table:table-cell>
              <table:table-cell office:value-type="float" office:value="2178006.77950974">
                <text:p>2178006.77950974</text:p>
              </table:table-cell>
              <table:table-cell office:value-type="float" office:value="2242782.85571355">
                <text:p>2242782.85571355</text:p>
              </table:table-cell>
              <table:table-cell office:value-type="float" office:value="2104684.75203303">
                <text:p>2104684.75203303</text:p>
              </table:table-cell>
              <table:table-cell office:value-type="float" office:value="553946.69986159">
                <text:p>553946.69986159</text:p>
              </table:table-cell>
              <table:table-cell office:value-type="float" office:value="2183758.33059938">
                <text:p>2183758.33059938</text:p>
              </table:table-cell>
              <table:table-cell office:value-type="float" office:value="2249188.5818902">
                <text:p>2249188.5818902</text:p>
              </table:table-cell>
              <table:table-cell office:value-type="float" office:value="2090333.15564961">
                <text:p>2090333.15564961</text:p>
              </table:table-cell>
              <table:table-cell office:value-type="float" office:value="548215.792398353">
                <text:p>548215.792398353</text:p>
              </table:table-cell>
              <table:table-cell office:value-type="float" office:value="2190702.37207183">
                <text:p>2190702.37207183</text:p>
              </table:table-cell>
              <table:table-cell office:value-type="float" office:value="2252914.85327677">
                <text:p>2252914.85327677</text:p>
              </table:table-cell>
              <table:table-cell office:value-type="float" office:value="2106033.87392896">
                <text:p>2106033.87392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